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fo:font-size="12pt" style:font-size-asian="12pt" style:font-size-complex="12pt"/>
    </style:style>
    <style:style style:name="P3" style:family="paragraph" style:parent-style-name="Standard">
      <style:text-properties officeooo:rsid="0005f533" officeooo:paragraph-rsid="0005f533"/>
    </style:style>
    <style:style style:name="P4" style:family="paragraph" style:parent-style-name="Standard">
      <style:text-properties fo:font-weight="bold" officeooo:rsid="0005f533" officeooo:paragraph-rsid="0005f533" style:font-weight-asian="bold" style:font-weight-complex="bold"/>
    </style:style>
    <style:style style:name="P5" style:family="paragraph" style:parent-style-name="Standard">
      <style:text-properties fo:font-size="11pt" officeooo:rsid="0005f533" officeooo:paragraph-rsid="0005f533" style:font-size-asian="9.60000038146973pt" style:font-size-complex="11pt"/>
    </style:style>
    <style:style style:name="P6" style:family="paragraph" style:parent-style-name="Standard">
      <style:text-properties fo:font-size="11pt" fo:font-weight="bold" officeooo:rsid="0005f533" officeooo:paragraph-rsid="0005f533" style:font-size-asian="9.60000038146973pt" style:font-weight-asian="bold" style:font-size-complex="11pt" style:font-weight-complex="bold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Heading">
      <style:text-properties fo:font-size="12pt" style:font-size-asian="12pt" style:font-size-complex="12pt"/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text-properties fo:font-size="16pt" fo:font-weight="bold" officeooo:rsid="0005f533" officeooo:paragraph-rsid="0005f533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bold" officeooo:rsid="0005f533" officeooo:paragraph-rsid="0005f533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ódigos Macros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7"><text:a xlink:type="simple" xlink:href="#__RefHeading___Toc105_3947636816" text:style-name="Index_20_Link" text:visited-style-name="Index_20_Link">Major_Menor:<text:tab/>2</text:a></text:p>
          <text:p text:style-name="P7"><text:a xlink:type="simple" xlink:href="#__RefHeading___Toc4372_242888553" text:style-name="Index_20_Link" text:visited-style-name="Index_20_Link">Calculadora:<text:tab/>14</text:a></text:p>
          <text:p text:style-name="P7"><text:a xlink:type="simple" xlink:href="#__RefHeading___Toc4374_242888553" text:style-name="Index_20_Link" text:visited-style-name="Index_20_Link">Parell_Senar:<text:tab/>36</text:a></text:p>
        </text:index-body>
      </text:table-of-content>
      <text:p text:style-name="P4"/>
      <text:p text:style-name="P3"/>
      <text:h text:style-name="P9" text:outline-level="1"/>
      <text:h text:style-name="P10" text:outline-level="1"><text:bookmark-start text:name="__RefHeading___Toc105_3947636816"/>Major_Menor:<text:bookmark-end text:name="__RefHeading___Toc105_3947636816"/></text:h>
      <text:p text:style-name="P6"/>
      <text:p text:style-name="P5">REM <text:s/>***** <text:s/>BASIC <text:s/>*****</text:p>
      <text:p text:style-name="P5"/>
      <text:p text:style-name="P5"/>
      <text:p text:style-name="P5">sub Major_Menor</text:p>
      <text:p text:style-name="P5">rem ----------------------------------------------------------------------</text:p>
      <text:p text:style-name="P5">rem define variables</text:p>
      <text:p text:style-name="P5">dim document <text:s text:c="2"/>as object</text:p>
      <text:p text:style-name="P5">dim dispatcher as object</text:p>
      <text:p text:style-name="P5">rem ----------------------------------------------------------------------</text:p>
      <text:p text:style-name="P5">rem get access to the document</text:p>
      <text:p text:style-name="P5">document <text:s text:c="2"/>= ThisComponent.CurrentController.Frame</text:p>
      <text:p text:style-name="P5">dispatcher = createUnoService("com.sun.star.frame.DispatchHelper")</text:p>
      <text:p text:style-name="P5"/>
      <text:p text:style-name="P5">rem ----------------------------------------------------------------------</text:p>
      <text:p text:style-name="P5">dim args1(0) as new com.sun.star.beans.PropertyValue</text:p>
      <text:p text:style-name="P5">args1(0).Name = "ToPoint"</text:p>
      <text:p text:style-name="P5">args1(0).Value = "$G$5"</text:p>
      <text:p text:style-name="P5"/>
      <text:p text:style-name="P5">dispatcher.executeDispatch(document, ".uno:GoToCell", "", 0, args1())</text:p>
      <text:p text:style-name="P5"/>
      <text:p text:style-name="P5">rem ----------------------------------------------------------------------</text:p>
      <text:p text:style-name="P5">dim args2(0) as new com.sun.star.beans.PropertyValue</text:p>
      <text:p text:style-name="P5">args2(0).Name = "ToPoint"</text:p>
      <text:p text:style-name="P5">args2(0).Value = "$G$4"</text:p>
      <text:p text:style-name="P5"/>
      <text:p text:style-name="P5">dispatcher.executeDispatch(document, ".uno:GoToCell", "", 0, args2())</text:p>
      <text:p text:style-name="P5"/>
      <text:p text:style-name="P5">rem ----------------------------------------------------------------------</text:p>
      <text:p text:style-name="P5">dim args3(1) as new com.sun.star.beans.PropertyValue</text:p>
      <text:p text:style-name="P5">args3(0).Name = "By"</text:p>
      <text:p text:style-name="P5">args3(0).Value = 1</text:p>
      <text:p text:style-name="P5">args3(1).Name = "Sel"</text:p>
      <text:p text:style-name="P5">args3(1).Value = false</text:p>
      <text:p text:style-name="P5"/>
      <text:p text:style-name="P5">dispatcher.executeDispatch(document, ".uno:GoLeft", "", 0, args3())</text:p>
      <text:p text:style-name="P5"/>
      <text:p text:style-name="P5">rem ----------------------------------------------------------------------</text:p>
      <text:p text:style-name="P5">dim args4(1) as new com.sun.star.beans.PropertyValue</text:p>
      <text:p text:style-name="P5">args4(0).Name = "By"</text:p>
      <text:p text:style-name="P5">args4(0).Value = 1</text:p>
      <text:p text:style-name="P5">args4(1).Name = "Sel"</text:p>
      <text:p text:style-name="P5">args4(1).Value = false</text:p>
      <text:p text:style-name="P5"/>
      <text:p text:style-name="P5">dispatcher.executeDispatch(document, ".uno:GoLeft", "", 0, args4())</text:p>
      <text:p text:style-name="P5"/>
      <text:p text:style-name="P5">rem ----------------------------------------------------------------------</text:p>
      <text:p text:style-name="P5">dim args5(1) as new com.sun.star.beans.PropertyValue</text:p>
      <text:p text:style-name="P5">args5(0).Name = "By"</text:p>
      <text:p text:style-name="P5">args5(0).Value = 1</text:p>
      <text:p text:style-name="P5">args5(1).Name = "Sel"</text:p>
      <text:p text:style-name="P5">args5(1).Value = false</text:p>
      <text:p text:style-name="P5"/>
      <text:p text:style-name="P5">dispatcher.executeDispatch(document, ".uno:GoLeft", "", 0, args5())</text:p>
      <text:p text:style-name="P5"/>
      <text:p text:style-name="P5"><text:soft-page-break/>rem ----------------------------------------------------------------------</text:p>
      <text:p text:style-name="P5">dim args6(1) as new com.sun.star.beans.PropertyValue</text:p>
      <text:p text:style-name="P5">args6(0).Name = "By"</text:p>
      <text:p text:style-name="P5">args6(0).Value = 1</text:p>
      <text:p text:style-name="P5">args6(1).Name = "Sel"</text:p>
      <text:p text:style-name="P5">args6(1).Value = false</text:p>
      <text:p text:style-name="P5"/>
      <text:p text:style-name="P5">dispatcher.executeDispatch(document, ".uno:GoLeft", "", 0, args6())</text:p>
      <text:p text:style-name="P5"/>
      <text:p text:style-name="P5">rem ----------------------------------------------------------------------</text:p>
      <text:p text:style-name="P5">dim args7(0) as new com.sun.star.beans.PropertyValue</text:p>
      <text:p text:style-name="P5">args7(0).Name = "StringName"</text:p>
      <text:p text:style-name="P5">args7(0).Value = "=i(f4&gt;10;"+CHR$(34)+"Es mayor"+CHR$(34)+";if(f4&lt;10;"+CHR$(34)+"Es menor"+CHR$(34)+";"+CHR$(34)+"Es diez"+CHR$(34)+"))"</text:p>
      <text:p text:style-name="P5"/>
      <text:p text:style-name="P5">dispatcher.executeDispatch(document, ".uno:EnterString", "", 0, args7())</text:p>
      <text:p text:style-name="P5"/>
      <text:p text:style-name="P5">rem ----------------------------------------------------------------------</text:p>
      <text:p text:style-name="P5">dim args8(0) as new com.sun.star.beans.PropertyValue</text:p>
      <text:p text:style-name="P5">args8(0).Name = "ToPoint"</text:p>
      <text:p text:style-name="P5">args8(0).Value = "$G$4"</text:p>
      <text:p text:style-name="P5"/>
      <text:p text:style-name="P5">dispatcher.executeDispatch(document, ".uno:GoToCell", "", 0, args8())</text:p>
      <text:p text:style-name="P5"/>
      <text:p text:style-name="P5">rem ----------------------------------------------------------------------</text:p>
      <text:p text:style-name="P5">dim args9(0) as new com.sun.star.beans.PropertyValue</text:p>
      <text:p text:style-name="P5">args9(0).Name = "StringName"</text:p>
      <text:p text:style-name="P5">args9(0).Value = "=If(F4&gt;10;"+CHR$(34)+"Es mayor"+CHR$(34)+";if(F4&lt;10;"+CHR$(34)+"Es menor"+CHR$(34)+";"+CHR$(34)+"Es diez"+CHR$(34)+"))"</text:p>
      <text:p text:style-name="P5"/>
      <text:p text:style-name="P5">dispatcher.executeDispatch(document, ".uno:EnterString", "", 0, args9())</text:p>
      <text:p text:style-name="P5"/>
      <text:p text:style-name="P5">rem ----------------------------------------------------------------------</text:p>
      <text:p text:style-name="P5">dim args10(0) as new com.sun.star.beans.PropertyValue</text:p>
      <text:p text:style-name="P5">args10(0).Name = "ToPoint"</text:p>
      <text:p text:style-name="P5">args10(0).Value = "$G$4"</text:p>
      <text:p text:style-name="P5"/>
      <text:p text:style-name="P5">dispatcher.executeDispatch(document, ".uno:GoToCell", "", 0, args10())</text:p>
      <text:p text:style-name="P5"/>
      <text:p text:style-name="P5">rem ----------------------------------------------------------------------</text:p>
      <text:p text:style-name="P5">dim args11(0) as new com.sun.star.beans.PropertyValue</text:p>
      <text:p text:style-name="P5">args11(0).Name = "StringName"</text:p>
      <text:p text:style-name="P5">args11(0).Value = "=Si(F4&gt;10;"+CHR$(34)+"Es mayor"+CHR$(34)+";SI(F4&lt;10;"+CHR$(34)+"Es menor"+CHR$(34)+";"+CHR$(34)+"Es diez"+CHR$(34)+"))"</text:p>
      <text:p text:style-name="P5"/>
      <text:p text:style-name="P5">dispatcher.executeDispatch(document, ".uno:EnterString", "", 0, args11())</text:p>
      <text:p text:style-name="P5"/>
      <text:p text:style-name="P5">rem ----------------------------------------------------------------------</text:p>
      <text:p text:style-name="P5">dim args12(0) as new com.sun.star.beans.PropertyValue</text:p>
      <text:p text:style-name="P5">args12(0).Name = "ToPoint"</text:p>
      <text:p text:style-name="P5">args12(0).Value = "$F$4"</text:p>
      <text:p text:style-name="P5"/>
      <text:p text:style-name="P5">dispatcher.executeDispatch(document, ".uno:GoToCell", "", 0, args12())</text:p>
      <text:p text:style-name="P5"/>
      <text:p text:style-name="P5"/>
      <text:p text:style-name="P5">end sub</text:p>
      <text:p text:style-name="P5"/>
      <text:p text:style-name="P5"><text:soft-page-break/></text:p>
      <text:p text:style-name="P5">sub Calculadora</text:p>
      <text:p text:style-name="P5">rem ----------------------------------------------------------------------</text:p>
      <text:p text:style-name="P5">rem define variables</text:p>
      <text:p text:style-name="P5">dim document <text:s text:c="2"/>as object</text:p>
      <text:p text:style-name="P5">dim dispatcher as object</text:p>
      <text:p text:style-name="P5">rem ----------------------------------------------------------------------</text:p>
      <text:p text:style-name="P5">rem get access to the document</text:p>
      <text:p text:style-name="P5">document <text:s text:c="2"/>= ThisComponent.CurrentController.Frame</text:p>
      <text:p text:style-name="P5">dispatcher = createUnoService("com.sun.star.frame.DispatchHelper")</text:p>
      <text:p text:style-name="P5"/>
      <text:p text:style-name="P5">rem ----------------------------------------------------------------------</text:p>
      <text:p text:style-name="P5">dim args1(0) as new com.sun.star.beans.PropertyValue</text:p>
      <text:p text:style-name="P5">args1(0).Name = "ToPoint"</text:p>
      <text:p text:style-name="P5">args1(0).Value = "$E$13:$J$13"</text:p>
      <text:p text:style-name="P5"/>
      <text:p text:style-name="P5">dispatcher.executeDispatch(document, ".uno:GoToCell", "", 0, args1())</text:p>
      <text:p text:style-name="P5"/>
      <text:p text:style-name="P5">rem ----------------------------------------------------------------------</text:p>
      <text:p text:style-name="P5">dispatcher.executeDispatch(document, ".uno:MergeCells", "", 0, Array())</text:p>
      <text:p text:style-name="P5"/>
      <text:p text:style-name="P5">rem ----------------------------------------------------------------------</text:p>
      <text:p text:style-name="P5">dim args3(0) as new com.sun.star.beans.PropertyValue</text:p>
      <text:p text:style-name="P5">args3(0).Name = "StringName"</text:p>
      <text:p text:style-name="P5">args3(0).Value = "Calculadora "</text:p>
      <text:p text:style-name="P5"/>
      <text:p text:style-name="P5">dispatcher.executeDispatch(document, ".uno:EnterString", "", 0, args3())</text:p>
      <text:p text:style-name="P5"/>
      <text:p text:style-name="P5">rem ----------------------------------------------------------------------</text:p>
      <text:p text:style-name="P5">dim args4(0) as new com.sun.star.beans.PropertyValue</text:p>
      <text:p text:style-name="P5">args4(0).Name = "ToPoint"</text:p>
      <text:p text:style-name="P5">args4(0).Value = "$E$13"</text:p>
      <text:p text:style-name="P5"/>
      <text:p text:style-name="P5">dispatcher.executeDispatch(document, ".uno:GoToCell", "", 0, args4())</text:p>
      <text:p text:style-name="P5"/>
      <text:p text:style-name="P5">rem ----------------------------------------------------------------------</text:p>
      <text:p text:style-name="P5">dim args5(0) as new com.sun.star.beans.PropertyValue</text:p>
      <text:p text:style-name="P5">args5(0).Name = "HorizontalAlignment"</text:p>
      <text:p text:style-name="P5">args5(0).Value = com.sun.star.table.CellHoriJustify.CENTER</text:p>
      <text:p text:style-name="P5"/>
      <text:p text:style-name="P5">dispatcher.executeDispatch(document, ".uno:HorizontalAlignment", "", 0, args5())</text:p>
      <text:p text:style-name="P5"/>
      <text:p text:style-name="P5">rem ----------------------------------------------------------------------</text:p>
      <text:p text:style-name="P5">dim args6(0) as new com.sun.star.beans.PropertyValue</text:p>
      <text:p text:style-name="P5">args6(0).Name = "ToPoint"</text:p>
      <text:p text:style-name="P5">args6(0).Value = "$E$14"</text:p>
      <text:p text:style-name="P5"/>
      <text:p text:style-name="P5">dispatcher.executeDispatch(document, ".uno:GoToCell", "", 0, args6())</text:p>
      <text:p text:style-name="P5"/>
      <text:p text:style-name="P5">rem ----------------------------------------------------------------------</text:p>
      <text:p text:style-name="P5">dim args7(0) as new com.sun.star.beans.PropertyValue</text:p>
      <text:p text:style-name="P5">args7(0).Name = "ToPoint"</text:p>
      <text:p text:style-name="P5">args7(0).Value = "$E$15"</text:p>
      <text:p text:style-name="P5"/>
      <text:p text:style-name="P5">dispatcher.executeDispatch(document, ".uno:GoToCell", "", 0, args7())</text:p>
      <text:p text:style-name="P5"/>
      <text:p text:style-name="P5">rem ----------------------------------------------------------------------</text:p>
      <text:p text:style-name="P5"><text:soft-page-break/>dim args8(0) as new com.sun.star.beans.PropertyValue</text:p>
      <text:p text:style-name="P5">args8(0).Name = "StringName"</text:p>
      <text:p text:style-name="P5">args8(0).Value = "Binario"</text:p>
      <text:p text:style-name="P5"/>
      <text:p text:style-name="P5">dispatcher.executeDispatch(document, ".uno:EnterString", "", 0, args8())</text:p>
      <text:p text:style-name="P5"/>
      <text:p text:style-name="P5">rem ----------------------------------------------------------------------</text:p>
      <text:p text:style-name="P5">dim args9(1) as new com.sun.star.beans.PropertyValue</text:p>
      <text:p text:style-name="P5">args9(0).Name = "By"</text:p>
      <text:p text:style-name="P5">args9(0).Value = 1</text:p>
      <text:p text:style-name="P5">args9(1).Name = "Sel"</text:p>
      <text:p text:style-name="P5">args9(1).Value = false</text:p>
      <text:p text:style-name="P5"/>
      <text:p text:style-name="P5">dispatcher.executeDispatch(document, ".uno:GoDown", "", 0, args9())</text:p>
      <text:p text:style-name="P5"/>
      <text:p text:style-name="P5">rem ----------------------------------------------------------------------</text:p>
      <text:p text:style-name="P5">dim args10(0) as new com.sun.star.beans.PropertyValue</text:p>
      <text:p text:style-name="P5">args10(0).Name = "StringName"</text:p>
      <text:p text:style-name="P5">args10(0).Value = "Octal"</text:p>
      <text:p text:style-name="P5"/>
      <text:p text:style-name="P5">dispatcher.executeDispatch(document, ".uno:EnterString", "", 0, args10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12(0) as new com.sun.star.beans.PropertyValue</text:p>
      <text:p text:style-name="P5">args12(0).Name = "StringName"</text:p>
      <text:p text:style-name="P5">args12(0).Value = "Deimal"</text:p>
      <text:p text:style-name="P5"/>
      <text:p text:style-name="P5">dispatcher.executeDispatch(document, ".uno:EnterString", "", 0, args12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rem dispatcher.executeDispatch(document, ".uno:Delete", "", 0, Array())</text:p>
      <text:p text:style-name="P5"/>
      <text:p text:style-name="P5">rem ----------------------------------------------------------------------</text:p>
      <text:p text:style-name="P5">dim args15(0) as new com.sun.star.beans.PropertyValue</text:p>
      <text:p text:style-name="P5">args15(0).Name = "ToPoint"</text:p>
      <text:p text:style-name="P5">args15(0).Value = "$E$17"</text:p>
      <text:p text:style-name="P5"/>
      <text:p text:style-name="P5">dispatcher.executeDispatch(document, ".uno:GoToCell", "", 0, args15())</text:p>
      <text:p text:style-name="P5"/>
      <text:p text:style-name="P5">rem ----------------------------------------------------------------------</text:p>
      <text:p text:style-name="P5">dim args16(0) as new com.sun.star.beans.PropertyValue</text:p>
      <text:p text:style-name="P5">args16(0).Name = "StringName"</text:p>
      <text:p text:style-name="P5">args16(0).Value = "Decimal"</text:p>
      <text:p text:style-name="P5"/>
      <text:p text:style-name="P5">dispatcher.executeDispatch(document, ".uno:EnterString", "", 0, args16())</text:p>
      <text:p text:style-name="P5"/>
      <text:p text:style-name="P5">rem ----------------------------------------------------------------------</text:p>
      <text:p text:style-name="P5">dim args17(0) as new com.sun.star.beans.PropertyValue</text:p>
      <text:p text:style-name="P5">args17(0).Name = "ToPoint"</text:p>
      <text:p text:style-name="P5">args17(0).Value = "$E$18"</text:p>
      <text:p text:style-name="P5"/>
      <text:p text:style-name="P5"><text:soft-page-break/>dispatcher.executeDispatch(document, ".uno:GoToCell", "", 0, args17())</text:p>
      <text:p text:style-name="P5"/>
      <text:p text:style-name="P5">rem ----------------------------------------------------------------------</text:p>
      <text:p text:style-name="P5">dim args18(0) as new com.sun.star.beans.PropertyValue</text:p>
      <text:p text:style-name="P5">args18(0).Name = "StringName"</text:p>
      <text:p text:style-name="P5">args18(0).Value = "Hexadecimal"</text:p>
      <text:p text:style-name="P5"/>
      <text:p text:style-name="P5">dispatcher.executeDispatch(document, ".uno:EnterString", "", 0, args18())</text:p>
      <text:p text:style-name="P5"/>
      <text:p text:style-name="P5">rem ----------------------------------------------------------------------</text:p>
      <text:p text:style-name="P5">dim args19(0) as new com.sun.star.beans.PropertyValue</text:p>
      <text:p text:style-name="P5">args19(0).Name = "ToPoint"</text:p>
      <text:p text:style-name="P5">args19(0).Value = "$F$15"</text:p>
      <text:p text:style-name="P5"/>
      <text:p text:style-name="P5">dispatcher.executeDispatch(document, ".uno:GoToCell", "", 0, args19())</text:p>
      <text:p text:style-name="P5"/>
      <text:p text:style-name="P5">rem ----------------------------------------------------------------------</text:p>
      <text:p text:style-name="P5">dim args20(0) as new com.sun.star.beans.PropertyValue</text:p>
      <text:p text:style-name="P5">args20(0).Name = "ToPoint"</text:p>
      <text:p text:style-name="P5">args20(0).Value = "$E$15"</text:p>
      <text:p text:style-name="P5"/>
      <text:p text:style-name="P5">dispatcher.executeDispatch(document, ".uno:GoToCell", "", 0, args20())</text:p>
      <text:p text:style-name="P5"/>
      <text:p text:style-name="P5">rem ----------------------------------------------------------------------</text:p>
      <text:p text:style-name="P5">dim args21(0) as new com.sun.star.beans.PropertyValue</text:p>
      <text:p text:style-name="P5">args21(0).Name = "ToPoint"</text:p>
      <text:p text:style-name="P5">args21(0).Value = "$E$15"</text:p>
      <text:p text:style-name="P5"/>
      <text:p text:style-name="P5">dispatcher.executeDispatch(document, ".uno:GoToCell", "", 0, args21())</text:p>
      <text:p text:style-name="P5"/>
      <text:p text:style-name="P5">rem ----------------------------------------------------------------------</text:p>
      <text:p text:style-name="P5">dim args22(0) as new com.sun.star.beans.PropertyValue</text:p>
      <text:p text:style-name="P5">args22(0).Name = "StringName"</text:p>
      <text:p text:style-name="P5">args22(0).Value = "Binari"</text:p>
      <text:p text:style-name="P5"/>
      <text:p text:style-name="P5">dispatcher.executeDispatch(document, ".uno:EnterString", "", 0, args22())</text:p>
      <text:p text:style-name="P5"/>
      <text:p text:style-name="P5">rem ----------------------------------------------------------------------</text:p>
      <text:p text:style-name="P5">dim args23(0) as new com.sun.star.beans.PropertyValue</text:p>
      <text:p text:style-name="P5">args23(0).Name = "ToPoint"</text:p>
      <text:p text:style-name="P5">args23(0).Value = "$G$14"</text:p>
      <text:p text:style-name="P5"/>
      <text:p text:style-name="P5">dispatcher.executeDispatch(document, ".uno:GoToCell", "", 0, args23())</text:p>
      <text:p text:style-name="P5"/>
      <text:p text:style-name="P5">rem ----------------------------------------------------------------------</text:p>
      <text:p text:style-name="P5">dim args24(0) as new com.sun.star.beans.PropertyValue</text:p>
      <text:p text:style-name="P5">args24(0).Name = "StringName"</text:p>
      <text:p text:style-name="P5">args24(0).Value = "Binari"</text:p>
      <text:p text:style-name="P5"/>
      <text:p text:style-name="P5">dispatcher.executeDispatch(document, ".uno:EnterString", "", 0, args24())</text:p>
      <text:p text:style-name="P5"/>
      <text:p text:style-name="P5">rem ----------------------------------------------------------------------</text:p>
      <text:p text:style-name="P5">dim args25(0) as new com.sun.star.beans.PropertyValue</text:p>
      <text:p text:style-name="P5">args25(0).Name = "ToPoint"</text:p>
      <text:p text:style-name="P5">args25(0).Value = "$H$14"</text:p>
      <text:p text:style-name="P5"/>
      <text:p text:style-name="P5">dispatcher.executeDispatch(document, ".uno:GoToCell", "", 0, args25())</text:p>
      <text:p text:style-name="P5"><text:soft-page-break/></text:p>
      <text:p text:style-name="P5">rem ----------------------------------------------------------------------</text:p>
      <text:p text:style-name="P5">dim args26(0) as new com.sun.star.beans.PropertyValue</text:p>
      <text:p text:style-name="P5">args26(0).Name = "StringName"</text:p>
      <text:p text:style-name="P5">args26(0).Value = "Octal"</text:p>
      <text:p text:style-name="P5"/>
      <text:p text:style-name="P5">dispatcher.executeDispatch(document, ".uno:EnterString", "", 0, args26())</text:p>
      <text:p text:style-name="P5"/>
      <text:p text:style-name="P5">rem ----------------------------------------------------------------------</text:p>
      <text:p text:style-name="P5">dim args27(0) as new com.sun.star.beans.PropertyValue</text:p>
      <text:p text:style-name="P5">args27(0).Name = "ToPoint"</text:p>
      <text:p text:style-name="P5">args27(0).Value = "$I$14"</text:p>
      <text:p text:style-name="P5"/>
      <text:p text:style-name="P5">dispatcher.executeDispatch(document, ".uno:GoToCell", "", 0, args27())</text:p>
      <text:p text:style-name="P5"/>
      <text:p text:style-name="P5">rem ----------------------------------------------------------------------</text:p>
      <text:p text:style-name="P5">dim args28(0) as new com.sun.star.beans.PropertyValue</text:p>
      <text:p text:style-name="P5">args28(0).Name = "StringName"</text:p>
      <text:p text:style-name="P5">args28(0).Value = "Decimal"</text:p>
      <text:p text:style-name="P5"/>
      <text:p text:style-name="P5">dispatcher.executeDispatch(document, ".uno:EnterString", "", 0, args28())</text:p>
      <text:p text:style-name="P5"/>
      <text:p text:style-name="P5">rem ----------------------------------------------------------------------</text:p>
      <text:p text:style-name="P5">dim args29(0) as new com.sun.star.beans.PropertyValue</text:p>
      <text:p text:style-name="P5">args29(0).Name = "ToPoint"</text:p>
      <text:p text:style-name="P5">args29(0).Value = "$E$13"</text:p>
      <text:p text:style-name="P5"/>
      <text:p text:style-name="P5">dispatcher.executeDispatch(document, ".uno:GoToCell", "", 0, args29())</text:p>
      <text:p text:style-name="P5"/>
      <text:p text:style-name="P5">rem ----------------------------------------------------------------------</text:p>
      <text:p text:style-name="P5">dim args30(0) as new com.sun.star.beans.PropertyValue</text:p>
      <text:p text:style-name="P5">args30(0).Name = "ToPoint"</text:p>
      <text:p text:style-name="P5">args30(0).Value = "$J$14"</text:p>
      <text:p text:style-name="P5"/>
      <text:p text:style-name="P5">dispatcher.executeDispatch(document, ".uno:GoToCell", "", 0, args30())</text:p>
      <text:p text:style-name="P5"/>
      <text:p text:style-name="P5">rem ----------------------------------------------------------------------</text:p>
      <text:p text:style-name="P5">dim args31(0) as new com.sun.star.beans.PropertyValue</text:p>
      <text:p text:style-name="P5">args31(0).Name = "StringName"</text:p>
      <text:p text:style-name="P5">args31(0).Value = "Hexadecimal"</text:p>
      <text:p text:style-name="P5"/>
      <text:p text:style-name="P5">dispatcher.executeDispatch(document, ".uno:EnterString", "", 0, args31())</text:p>
      <text:p text:style-name="P5"/>
      <text:p text:style-name="P5">rem ----------------------------------------------------------------------</text:p>
      <text:p text:style-name="P5">dim args32(0) as new com.sun.star.beans.PropertyValue</text:p>
      <text:p text:style-name="P5">args32(0).Name = "ToPoint"</text:p>
      <text:p text:style-name="P5">args32(0).Value = "$F$15"</text:p>
      <text:p text:style-name="P5"/>
      <text:p text:style-name="P5">dispatcher.executeDispatch(document, ".uno:GoToCell", "", 0, args32())</text:p>
      <text:p text:style-name="P5"/>
      <text:p text:style-name="P5">rem ----------------------------------------------------------------------</text:p>
      <text:p text:style-name="P5">dim args33(0) as new com.sun.star.beans.PropertyValue</text:p>
      <text:p text:style-name="P5">args33(0).Name = "StringName"</text:p>
      <text:p text:style-name="P5">args33(0).Value = "101"</text:p>
      <text:p text:style-name="P5"/>
      <text:p text:style-name="P5">dispatcher.executeDispatch(document, ".uno:EnterString", "", 0, args33())</text:p>
      <text:p text:style-name="P5"/>
      <text:p text:style-name="P5"><text:soft-page-break/>rem ----------------------------------------------------------------------</text:p>
      <text:p text:style-name="P5">dim args34(0) as new com.sun.star.beans.PropertyValue</text:p>
      <text:p text:style-name="P5">args34(0).Name = "ToPoint"</text:p>
      <text:p text:style-name="P5">args34(0).Value = "$G$15"</text:p>
      <text:p text:style-name="P5"/>
      <text:p text:style-name="P5">dispatcher.executeDispatch(document, ".uno:GoToCell", "", 0, args34())</text:p>
      <text:p text:style-name="P5"/>
      <text:p text:style-name="P5">rem ----------------------------------------------------------------------</text:p>
      <text:p text:style-name="P5">dim args35(0) as new com.sun.star.beans.PropertyValue</text:p>
      <text:p text:style-name="P5">args35(0).Name = "ToPoint"</text:p>
      <text:p text:style-name="P5">args35(0).Value = "$G$15"</text:p>
      <text:p text:style-name="P5"/>
      <text:p text:style-name="P5">dispatcher.executeDispatch(document, ".uno:GoToCell", "", 0, args35())</text:p>
      <text:p text:style-name="P5"/>
      <text:p text:style-name="P5">rem ----------------------------------------------------------------------</text:p>
      <text:p text:style-name="P5">dim args36(0) as new com.sun.star.beans.PropertyValue</text:p>
      <text:p text:style-name="P5">args36(0).Name = "StringName"</text:p>
      <text:p text:style-name="P5">args36(0).Value = "=F15"</text:p>
      <text:p text:style-name="P5"/>
      <text:p text:style-name="P5">dispatcher.executeDispatch(document, ".uno:EnterString", "", 0, args36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38(0) as new com.sun.star.beans.PropertyValue</text:p>
      <text:p text:style-name="P5">args38(0).Name = "ToPoint"</text:p>
      <text:p text:style-name="P5">args38(0).Value = "$H$16"</text:p>
      <text:p text:style-name="P5"/>
      <text:p text:style-name="P5">dispatcher.executeDispatch(document, ".uno:GoToCell", "", 0, args38())</text:p>
      <text:p text:style-name="P5"/>
      <text:p text:style-name="P5">rem ----------------------------------------------------------------------</text:p>
      <text:p text:style-name="P5">dim args39(0) as new com.sun.star.beans.PropertyValue</text:p>
      <text:p text:style-name="P5">args39(0).Name = "ToPoint"</text:p>
      <text:p text:style-name="P5">args39(0).Value = "$H$15"</text:p>
      <text:p text:style-name="P5"/>
      <text:p text:style-name="P5">dispatcher.executeDispatch(document, ".uno:GoToCell", "", 0, args39())</text:p>
      <text:p text:style-name="P5"/>
      <text:p text:style-name="P5">rem ----------------------------------------------------------------------</text:p>
      <text:p text:style-name="P5">dim args40(0) as new com.sun.star.beans.PropertyValue</text:p>
      <text:p text:style-name="P5">args40(0).Name = "StringName"</text:p>
      <text:p text:style-name="P5">args40(0).Value = "=BINAOCT(F15;4"</text:p>
      <text:p text:style-name="P5"/>
      <text:p text:style-name="P5">dispatcher.executeDispatch(document, ".uno:EnterString", "", 0, args40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42(0) as new com.sun.star.beans.PropertyValue</text:p>
      <text:p text:style-name="P5">args42(0).Name = "ToPoint"</text:p>
      <text:p text:style-name="P5">args42(0).Value = "$I$15"</text:p>
      <text:p text:style-name="P5"/>
      <text:p text:style-name="P5">dispatcher.executeDispatch(document, ".uno:GoToCell", "", 0, args42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><text:soft-page-break/></text:p>
      <text:p text:style-name="P5">rem ----------------------------------------------------------------------</text:p>
      <text:p text:style-name="P5">dim args44(0) as new com.sun.star.beans.PropertyValue</text:p>
      <text:p text:style-name="P5">args44(0).Name = "ToPoint"</text:p>
      <text:p text:style-name="P5">args44(0).Value = "$J$15"</text:p>
      <text:p text:style-name="P5"/>
      <text:p text:style-name="P5">dispatcher.executeDispatch(document, ".uno:GoToCell", "", 0, args44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46(0) as new com.sun.star.beans.PropertyValue</text:p>
      <text:p text:style-name="P5">args46(0).Name = "ToPoint"</text:p>
      <text:p text:style-name="P5">args46(0).Value = "$F$16"</text:p>
      <text:p text:style-name="P5"/>
      <text:p text:style-name="P5">dispatcher.executeDispatch(document, ".uno:GoToCell", "", 0, args46())</text:p>
      <text:p text:style-name="P5"/>
      <text:p text:style-name="P5">rem ----------------------------------------------------------------------</text:p>
      <text:p text:style-name="P5">dim args47(0) as new com.sun.star.beans.PropertyValue</text:p>
      <text:p text:style-name="P5">args47(0).Name = "StringName"</text:p>
      <text:p text:style-name="P5">args47(0).Value = ""</text:p>
      <text:p text:style-name="P5"/>
      <text:p text:style-name="P5">dispatcher.executeDispatch(document, ".uno:EnterString", "", 0, args47())</text:p>
      <text:p text:style-name="P5"/>
      <text:p text:style-name="P5">rem ----------------------------------------------------------------------</text:p>
      <text:p text:style-name="P5">dim args48(0) as new com.sun.star.beans.PropertyValue</text:p>
      <text:p text:style-name="P5">args48(0).Name = "ToPoint"</text:p>
      <text:p text:style-name="P5">args48(0).Value = "$G$16"</text:p>
      <text:p text:style-name="P5"/>
      <text:p text:style-name="P5">dispatcher.executeDispatch(document, ".uno:GoToCell", "", 0, args48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50(0) as new com.sun.star.beans.PropertyValue</text:p>
      <text:p text:style-name="P5">args50(0).Name = "ToPoint"</text:p>
      <text:p text:style-name="P5">args50(0).Value = "$H$16"</text:p>
      <text:p text:style-name="P5"/>
      <text:p text:style-name="P5">dispatcher.executeDispatch(document, ".uno:GoToCell", "", 0, args50())</text:p>
      <text:p text:style-name="P5"/>
      <text:p text:style-name="P5">rem ----------------------------------------------------------------------</text:p>
      <text:p text:style-name="P5">dim args51(0) as new com.sun.star.beans.PropertyValue</text:p>
      <text:p text:style-name="P5">args51(0).Name = "StringName"</text:p>
      <text:p text:style-name="P5">args51(0).Value = "=F16"</text:p>
      <text:p text:style-name="P5"/>
      <text:p text:style-name="P5">dispatcher.executeDispatch(document, ".uno:EnterString", "", 0, args51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53(0) as new com.sun.star.beans.PropertyValue</text:p>
      <text:p text:style-name="P5">args53(0).Name = "ToPoint"</text:p>
      <text:p text:style-name="P5">args53(0).Value = "$I$16"</text:p>
      <text:p text:style-name="P5"/>
      <text:p text:style-name="P5"><text:soft-page-break/>dispatcher.executeDispatch(document, ".uno:GoToCell", "", 0, args53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55(0) as new com.sun.star.beans.PropertyValue</text:p>
      <text:p text:style-name="P5">args55(0).Name = "ToPoint"</text:p>
      <text:p text:style-name="P5">args55(0).Value = "$J$16"</text:p>
      <text:p text:style-name="P5"/>
      <text:p text:style-name="P5">dispatcher.executeDispatch(document, ".uno:GoToCell", "", 0, args55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57(0) as new com.sun.star.beans.PropertyValue</text:p>
      <text:p text:style-name="P5">args57(0).Name = "ToPoint"</text:p>
      <text:p text:style-name="P5">args57(0).Value = "$F$17"</text:p>
      <text:p text:style-name="P5"/>
      <text:p text:style-name="P5">dispatcher.executeDispatch(document, ".uno:GoToCell", "", 0, args57())</text:p>
      <text:p text:style-name="P5"/>
      <text:p text:style-name="P5">rem ----------------------------------------------------------------------</text:p>
      <text:p text:style-name="P5">dim args58(0) as new com.sun.star.beans.PropertyValue</text:p>
      <text:p text:style-name="P5">args58(0).Name = "ToPoint"</text:p>
      <text:p text:style-name="P5">args58(0).Value = "$G$17"</text:p>
      <text:p text:style-name="P5"/>
      <text:p text:style-name="P5">dispatcher.executeDispatch(document, ".uno:GoToCell", "", 0, args58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60(0) as new com.sun.star.beans.PropertyValue</text:p>
      <text:p text:style-name="P5">args60(0).Name = "ToPoint"</text:p>
      <text:p text:style-name="P5">args60(0).Value = "$H$17"</text:p>
      <text:p text:style-name="P5"/>
      <text:p text:style-name="P5">dispatcher.executeDispatch(document, ".uno:GoToCell", "", 0, args60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62(0) as new com.sun.star.beans.PropertyValue</text:p>
      <text:p text:style-name="P5">args62(0).Name = "ToPoint"</text:p>
      <text:p text:style-name="P5">args62(0).Value = "$I$17"</text:p>
      <text:p text:style-name="P5"/>
      <text:p text:style-name="P5">dispatcher.executeDispatch(document, ".uno:GoToCell", "", 0, args62())</text:p>
      <text:p text:style-name="P5"/>
      <text:p text:style-name="P5">rem ----------------------------------------------------------------------</text:p>
      <text:p text:style-name="P5">dim args63(0) as new com.sun.star.beans.PropertyValue</text:p>
      <text:p text:style-name="P5">args63(0).Name = "StringName"</text:p>
      <text:p text:style-name="P5">args63(0).Value = "=F17"</text:p>
      <text:p text:style-name="P5"/>
      <text:p text:style-name="P5">dispatcher.executeDispatch(document, ".uno:EnterString", "", 0, args63())</text:p>
      <text:p text:style-name="P5"/>
      <text:p text:style-name="P5">rem ----------------------------------------------------------------------</text:p>
      <text:p text:style-name="P5"><text:soft-page-break/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65(0) as new com.sun.star.beans.PropertyValue</text:p>
      <text:p text:style-name="P5">args65(0).Name = "ToPoint"</text:p>
      <text:p text:style-name="P5">args65(0).Value = "$J$17"</text:p>
      <text:p text:style-name="P5"/>
      <text:p text:style-name="P5">dispatcher.executeDispatch(document, ".uno:GoToCell", "", 0, args65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67(0) as new com.sun.star.beans.PropertyValue</text:p>
      <text:p text:style-name="P5">args67(0).Name = "ToPoint"</text:p>
      <text:p text:style-name="P5">args67(0).Value = "$F$18"</text:p>
      <text:p text:style-name="P5"/>
      <text:p text:style-name="P5">dispatcher.executeDispatch(document, ".uno:GoToCell", "", 0, args67())</text:p>
      <text:p text:style-name="P5"/>
      <text:p text:style-name="P5">rem ----------------------------------------------------------------------</text:p>
      <text:p text:style-name="P5">dim args68(0) as new com.sun.star.beans.PropertyValue</text:p>
      <text:p text:style-name="P5">args68(0).Name = "ToPoint"</text:p>
      <text:p text:style-name="P5">args68(0).Value = "$G$18"</text:p>
      <text:p text:style-name="P5"/>
      <text:p text:style-name="P5">dispatcher.executeDispatch(document, ".uno:GoToCell", "", 0, args68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70(0) as new com.sun.star.beans.PropertyValue</text:p>
      <text:p text:style-name="P5">args70(0).Name = "ToPoint"</text:p>
      <text:p text:style-name="P5">args70(0).Value = "$H$18"</text:p>
      <text:p text:style-name="P5"/>
      <text:p text:style-name="P5">dispatcher.executeDispatch(document, ".uno:GoToCell", "", 0, args70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72(0) as new com.sun.star.beans.PropertyValue</text:p>
      <text:p text:style-name="P5">args72(0).Name = "ToPoint"</text:p>
      <text:p text:style-name="P5">args72(0).Value = "$I$18"</text:p>
      <text:p text:style-name="P5"/>
      <text:p text:style-name="P5">dispatcher.executeDispatch(document, ".uno:GoToCell", "", 0, args72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74(0) as new com.sun.star.beans.PropertyValue</text:p>
      <text:p text:style-name="P5">args74(0).Name = "ToPoint"</text:p>
      <text:p text:style-name="P5">args74(0).Value = "$J$18"</text:p>
      <text:p text:style-name="P5"/>
      <text:p text:style-name="P5">dispatcher.executeDispatch(document, ".uno:GoToCell", "", 0, args74())</text:p>
      <text:p text:style-name="P5"/>
      <text:p text:style-name="P5">rem ----------------------------------------------------------------------</text:p>
      <text:p text:style-name="P5"><text:soft-page-break/>dim args75(0) as new com.sun.star.beans.PropertyValue</text:p>
      <text:p text:style-name="P5">args75(0).Name = "StringName"</text:p>
      <text:p text:style-name="P5">args75(0).Value = "=F18"</text:p>
      <text:p text:style-name="P5"/>
      <text:p text:style-name="P5">dispatcher.executeDispatch(document, ".uno:EnterString", "", 0, args75())</text:p>
      <text:p text:style-name="P5"/>
      <text:p text:style-name="P5">rem ----------------------------------------------------------------------</text:p>
      <text:p text:style-name="P5">dispatcher.executeDispatch(document, ".uno:JumpToNextCell", "", 0, Array())</text:p>
      <text:p text:style-name="P5"/>
      <text:p text:style-name="P5">rem ----------------------------------------------------------------------</text:p>
      <text:p text:style-name="P5">dim args77(0) as new com.sun.star.beans.PropertyValue</text:p>
      <text:p text:style-name="P5">args77(0).Name = "ToPoint"</text:p>
      <text:p text:style-name="P5">args77(0).Value = "$F$15"</text:p>
      <text:p text:style-name="P5"/>
      <text:p text:style-name="P5">dispatcher.executeDispatch(document, ".uno:GoToCell", "", 0, args77())</text:p>
      <text:p text:style-name="P5"/>
      <text:p text:style-name="P5">rem ----------------------------------------------------------------------</text:p>
      <text:p text:style-name="P5">dispatcher.executeDispatch(document, ".uno:ClearContents", "", 0, Array())</text:p>
      <text:p text:style-name="P5"/>
      <text:p text:style-name="P5">rem ----------------------------------------------------------------------</text:p>
      <text:p text:style-name="P5">dim args79(0) as new com.sun.star.beans.PropertyValue</text:p>
      <text:p text:style-name="P5">args79(0).Name = "ToPoint"</text:p>
      <text:p text:style-name="P5">args79(0).Value = "$G$20"</text:p>
      <text:p text:style-name="P5"/>
      <text:p text:style-name="P5">dispatcher.executeDispatch(document, ".uno:GoToCell", "", 0, args79())</text:p>
      <text:p text:style-name="P5"/>
      <text:p text:style-name="P5">rem ----------------------------------------------------------------------</text:p>
      <text:p text:style-name="P5">dim args80(0) as new com.sun.star.beans.PropertyValue</text:p>
      <text:p text:style-name="P5">args80(0).Name = "ToPoint"</text:p>
      <text:p text:style-name="P5">args80(0).Value = "$G$15:$J$18"</text:p>
      <text:p text:style-name="P5"/>
      <text:p text:style-name="P5">dispatcher.executeDispatch(document, ".uno:GoToCell", "", 0, args80())</text:p>
      <text:p text:style-name="P5"/>
      <text:p text:style-name="P5">rem ----------------------------------------------------------------------</text:p>
      <text:p text:style-name="P5">dim args81(0) as new com.sun.star.beans.PropertyValue</text:p>
      <text:p text:style-name="P5">args81(0).Name = "HorizontalAlignment"</text:p>
      <text:p text:style-name="P5">args81(0).Value = com.sun.star.table.CellHoriJustify.CENTER</text:p>
      <text:p text:style-name="P5"/>
      <text:p text:style-name="P5">dispatcher.executeDispatch(document, ".uno:HorizontalAlignment", "", 0, args81())</text:p>
      <text:p text:style-name="P5"/>
      <text:p text:style-name="P5">rem ----------------------------------------------------------------------</text:p>
      <text:p text:style-name="P5">dim args82(0) as new com.sun.star.beans.PropertyValue</text:p>
      <text:p text:style-name="P5">args82(0).Name = "ToPoint"</text:p>
      <text:p text:style-name="P5">args82(0).Value = "$E$13"</text:p>
      <text:p text:style-name="P5"/>
      <text:p text:style-name="P5">dispatcher.executeDispatch(document, ".uno:GoToCell", "", 0, args82())</text:p>
      <text:p text:style-name="P5"/>
      <text:p text:style-name="P5"/>
      <text:p text:style-name="P5">end sub</text:p>
      <text:p text:style-name="P5"/>
      <text:p text:style-name="P5"/>
      <text:p text:style-name="P5">sub Parell_Senar</text:p>
      <text:p text:style-name="P5">rem ----------------------------------------------------------------------</text:p>
      <text:p text:style-name="P5">rem define variables</text:p>
      <text:p text:style-name="P5">dim document <text:s text:c="2"/>as object</text:p>
      <text:p text:style-name="P5">dim dispatcher as object</text:p>
      <text:p text:style-name="P5">rem ----------------------------------------------------------------------</text:p>
      <text:p text:style-name="P5"><text:soft-page-break/>rem get access to the document</text:p>
      <text:p text:style-name="P5">document <text:s text:c="2"/>= ThisComponent.CurrentController.Frame</text:p>
      <text:p text:style-name="P5">dispatcher = createUnoService("com.sun.star.frame.DispatchHelper")</text:p>
      <text:p text:style-name="P5"/>
      <text:p text:style-name="P5">rem ----------------------------------------------------------------------</text:p>
      <text:p text:style-name="P5">dim args1(0) as new com.sun.star.beans.PropertyValue</text:p>
      <text:p text:style-name="P5">args1(0).Name = "StringName"</text:p>
      <text:p text:style-name="P5">args1(0).Value = "Senar Parell"</text:p>
      <text:p text:style-name="P5"/>
      <text:p text:style-name="P5">dispatcher.executeDispatch(document, ".uno:EnterString", "", 0, args1())</text:p>
      <text:p text:style-name="P5"/>
      <text:p text:style-name="P5">rem ----------------------------------------------------------------------</text:p>
      <text:p text:style-name="P5">dim args2(0) as new com.sun.star.beans.PropertyValue</text:p>
      <text:p text:style-name="P5">args2(0).Name = "ToPoint"</text:p>
      <text:p text:style-name="P5">args2(0).Value = "$I$4"</text:p>
      <text:p text:style-name="P5"/>
      <text:p text:style-name="P5">dispatcher.executeDispatch(document, ".uno:GoToCell", "", 0, args2())</text:p>
      <text:p text:style-name="P5"/>
      <text:p text:style-name="P5">rem ----------------------------------------------------------------------</text:p>
      <text:p text:style-name="P5">dispatcher.executeDispatch(document, ".uno:Paste", "", 0, Array())</text:p>
      <text:p text:style-name="P5"/>
      <text:p text:style-name="P5">rem ----------------------------------------------------------------------</text:p>
      <text:p text:style-name="P5">dim args4(0) as new com.sun.star.beans.PropertyValue</text:p>
      <text:p text:style-name="P5">args4(0).Name = "ToPoint"</text:p>
      <text:p text:style-name="P5">args4(0).Value = "$H$4"</text:p>
      <text:p text:style-name="P5"/>
      <text:p text:style-name="P5">dispatcher.executeDispatch(document, ".uno:GoToCell", "", 0, args4())</text:p>
      <text:p text:style-name="P5"/>
      <text:p text:style-name="P5">rem ----------------------------------------------------------------------</text:p>
      <text:p text:style-name="P5">dim args5(0) as new com.sun.star.beans.PropertyValue</text:p>
      <text:p text:style-name="P5">args5(0).Name = "ToPoint"</text:p>
      <text:p text:style-name="P5">args5(0).Value = "$H$3:$J$4"</text:p>
      <text:p text:style-name="P5"/>
      <text:p text:style-name="P5">dispatcher.executeDispatch(document, ".uno:GoToCell", "", 0, args5())</text:p>
      <text:p text:style-name="P5"/>
      <text:p text:style-name="P5">rem ----------------------------------------------------------------------</text:p>
      <text:p text:style-name="P5">dim args6(12) as new com.sun.star.beans.PropertyValue</text:p>
      <text:p text:style-name="P5">args6(0).Name = "OuterBorder.LeftBorder"</text:p>
      <text:p text:style-name="P5">args6(0).Value = Array(0,0,26,0,0,26)</text:p>
      <text:p text:style-name="P5">args6(1).Name = "OuterBorder.LeftDistance"</text:p>
      <text:p text:style-name="P5">args6(1).Value = 0</text:p>
      <text:p text:style-name="P5">args6(2).Name = "OuterBorder.RightBorder"</text:p>
      <text:p text:style-name="P5">args6(2).Value = Array(0,0,26,0,0,26)</text:p>
      <text:p text:style-name="P5">args6(3).Name = "OuterBorder.RightDistance"</text:p>
      <text:p text:style-name="P5">args6(3).Value = 0</text:p>
      <text:p text:style-name="P5">args6(4).Name = "OuterBorder.TopBorder"</text:p>
      <text:p text:style-name="P5">args6(4).Value = Array(0,0,26,0,0,26)</text:p>
      <text:p text:style-name="P5">args6(5).Name = "OuterBorder.TopDistance"</text:p>
      <text:p text:style-name="P5">args6(5).Value = 0</text:p>
      <text:p text:style-name="P5">args6(6).Name = "OuterBorder.BottomBorder"</text:p>
      <text:p text:style-name="P5">args6(6).Value = Array(0,0,26,0,0,26)</text:p>
      <text:p text:style-name="P5">args6(7).Name = "OuterBorder.BottomDistance"</text:p>
      <text:p text:style-name="P5">args6(7).Value = 0</text:p>
      <text:p text:style-name="P5">args6(8).Name = "InnerBorder.Horizontal"</text:p>
      <text:p text:style-name="P5">args6(8).Value = Array(0,0,26,0,0,26)</text:p>
      <text:p text:style-name="P5">args6(9).Name = "InnerBorder.Vertical"</text:p>
      <text:p text:style-name="P5">args6(9).Value = Array(0,0,0,0,0,0)</text:p>
      <text:p text:style-name="P5"><text:soft-page-break/>args6(10).Name = "InnerBorder.Flags"</text:p>
      <text:p text:style-name="P5">args6(10).Value = 0</text:p>
      <text:p text:style-name="P5">args6(11).Name = "InnerBorder.ValidFlags"</text:p>
      <text:p text:style-name="P5">args6(11).Value = 95</text:p>
      <text:p text:style-name="P5">args6(12).Name = "InnerBorder.DefaultDistance"</text:p>
      <text:p text:style-name="P5">args6(12).Value = 0</text:p>
      <text:p text:style-name="P5"/>
      <text:p text:style-name="P5">dispatcher.executeDispatch(document, ".uno:SetBorderStyle", "", 0, args6())</text:p>
      <text:p text:style-name="P5"/>
      <text:p text:style-name="P5">rem ----------------------------------------------------------------------</text:p>
      <text:p text:style-name="P5">dim args7(0) as new com.sun.star.beans.PropertyValue</text:p>
      <text:p text:style-name="P5">args7(0).Name = "ToPoint"</text:p>
      <text:p text:style-name="P5">args7(0).Value = "$I$8"</text:p>
      <text:p text:style-name="P5"/>
      <text:p text:style-name="P5">dispatcher.executeDispatch(document, ".uno:GoToCell", "", 0, args7())</text:p>
      <text:p text:style-name="P5"/>
      <text:p text:style-name="P5"/>
      <text:p text:style-name="P5">end sub</text:p>
      <text:p text:style-name="P5"/>
      <text:h text:style-name="Heading_20_1" text:outline-level="1"><text:bookmark-start text:name="__RefHeading___Toc4372_242888553"/>Calculadora:<text:bookmark-end text:name="__RefHeading___Toc4372_242888553"/></text:h>
      <text:p text:style-name="Text_20_body">REM <text:s/>***** <text:s/>BASIC <text:s/>*****</text:p>
      <text:p text:style-name="Text_20_body"/>
      <text:p text:style-name="Text_20_body"/>
      <text:p text:style-name="Text_20_body">sub Major_Menor</text:p>
      <text:p text:style-name="Text_20_body">rem ----------------------------------------------------------------------</text:p>
      <text:p text:style-name="Text_20_body">rem define variables</text:p>
      <text:p text:style-name="Text_20_body">dim document <text:s text:c="2"/>as object</text:p>
      <text:p text:style-name="Text_20_body">dim dispatcher as object</text:p>
      <text:p text:style-name="Text_20_body">rem ----------------------------------------------------------------------</text:p>
      <text:p text:style-name="Text_20_body">rem get access to the document</text:p>
      <text:p text:style-name="Text_20_body">document <text:s text:c="2"/>= ThisComponent.CurrentController.Frame</text:p>
      <text:p text:style-name="Text_20_body">dispatcher = createUnoService("com.sun.star.frame.DispatchHelper")</text:p>
      <text:p text:style-name="Text_20_body"/>
      <text:p text:style-name="Text_20_body">rem ----------------------------------------------------------------------</text:p>
      <text:p text:style-name="Text_20_body">dim args1(0) as new com.sun.star.beans.PropertyValue</text:p>
      <text:p text:style-name="Text_20_body">args1(0).Name = "ToPoint"</text:p>
      <text:p text:style-name="Text_20_body">args1(0).Value = "$G$5"</text:p>
      <text:p text:style-name="Text_20_body"/>
      <text:p text:style-name="Text_20_body">dispatcher.executeDispatch(document, ".uno:GoToCell", "", 0, args1())</text:p>
      <text:p text:style-name="Text_20_body"/>
      <text:p text:style-name="Text_20_body"><text:soft-page-break/>rem ----------------------------------------------------------------------</text:p>
      <text:p text:style-name="Text_20_body">dim args2(0) as new com.sun.star.beans.PropertyValue</text:p>
      <text:p text:style-name="Text_20_body">args2(0).Name = "ToPoint"</text:p>
      <text:p text:style-name="Text_20_body">args2(0).Value = "$G$4"</text:p>
      <text:p text:style-name="Text_20_body"/>
      <text:p text:style-name="Text_20_body">dispatcher.executeDispatch(document, ".uno:GoToCell", "", 0, args2())</text:p>
      <text:p text:style-name="Text_20_body"/>
      <text:p text:style-name="Text_20_body">rem ----------------------------------------------------------------------</text:p>
      <text:p text:style-name="Text_20_body">dim args3(1) as new com.sun.star.beans.PropertyValue</text:p>
      <text:p text:style-name="Text_20_body">args3(0).Name = "By"</text:p>
      <text:p text:style-name="Text_20_body">args3(0).Value = 1</text:p>
      <text:p text:style-name="Text_20_body">args3(1).Name = "Sel"</text:p>
      <text:p text:style-name="Text_20_body">args3(1).Value = false</text:p>
      <text:p text:style-name="Text_20_body"/>
      <text:p text:style-name="Text_20_body">dispatcher.executeDispatch(document, ".uno:GoLeft", "", 0, args3())</text:p>
      <text:p text:style-name="Text_20_body"/>
      <text:p text:style-name="Text_20_body">rem ----------------------------------------------------------------------</text:p>
      <text:p text:style-name="Text_20_body">dim args4(1) as new com.sun.star.beans.PropertyValue</text:p>
      <text:p text:style-name="Text_20_body">args4(0).Name = "By"</text:p>
      <text:p text:style-name="Text_20_body">args4(0).Value = 1</text:p>
      <text:p text:style-name="Text_20_body">args4(1).Name = "Sel"</text:p>
      <text:p text:style-name="Text_20_body">args4(1).Value = false</text:p>
      <text:p text:style-name="Text_20_body"/>
      <text:p text:style-name="Text_20_body">dispatcher.executeDispatch(document, ".uno:GoLeft", "", 0, args4())</text:p>
      <text:p text:style-name="Text_20_body"/>
      <text:p text:style-name="Text_20_body">rem ----------------------------------------------------------------------</text:p>
      <text:p text:style-name="Text_20_body">dim args5(1) as new com.sun.star.beans.PropertyValue</text:p>
      <text:p text:style-name="Text_20_body">args5(0).Name = "By"</text:p>
      <text:p text:style-name="Text_20_body">args5(0).Value = 1</text:p>
      <text:p text:style-name="Text_20_body">args5(1).Name = "Sel"</text:p>
      <text:p text:style-name="Text_20_body">args5(1).Value = false</text:p>
      <text:p text:style-name="Text_20_body"/>
      <text:p text:style-name="Text_20_body"><text:soft-page-break/>dispatcher.executeDispatch(document, ".uno:GoLeft", "", 0, args5())</text:p>
      <text:p text:style-name="Text_20_body"/>
      <text:p text:style-name="Text_20_body">rem ----------------------------------------------------------------------</text:p>
      <text:p text:style-name="Text_20_body">dim args6(1) as new com.sun.star.beans.PropertyValue</text:p>
      <text:p text:style-name="Text_20_body">args6(0).Name = "By"</text:p>
      <text:p text:style-name="Text_20_body">args6(0).Value = 1</text:p>
      <text:p text:style-name="Text_20_body">args6(1).Name = "Sel"</text:p>
      <text:p text:style-name="Text_20_body">args6(1).Value = false</text:p>
      <text:p text:style-name="Text_20_body"/>
      <text:p text:style-name="Text_20_body">dispatcher.executeDispatch(document, ".uno:GoLeft", "", 0, args6())</text:p>
      <text:p text:style-name="Text_20_body"/>
      <text:p text:style-name="Text_20_body">rem ----------------------------------------------------------------------</text:p>
      <text:p text:style-name="Text_20_body">dim args7(0) as new com.sun.star.beans.PropertyValue</text:p>
      <text:p text:style-name="Text_20_body">args7(0).Name = "StringName"</text:p>
      <text:p text:style-name="Text_20_body">args7(0).Value = "=i(f4&gt;10;"+CHR$(34)+"Es mayor"+CHR$(34)+";if(f4&lt;10;"+CHR$(34)+"Es menor"+CHR$(34)+";"+CHR$(34)+"Es diez"+CHR$(34)+"))"</text:p>
      <text:p text:style-name="Text_20_body"/>
      <text:p text:style-name="Text_20_body">dispatcher.executeDispatch(document, ".uno:EnterString", "", 0, args7())</text:p>
      <text:p text:style-name="Text_20_body"/>
      <text:p text:style-name="Text_20_body">rem ----------------------------------------------------------------------</text:p>
      <text:p text:style-name="Text_20_body">dim args8(0) as new com.sun.star.beans.PropertyValue</text:p>
      <text:p text:style-name="Text_20_body">args8(0).Name = "ToPoint"</text:p>
      <text:p text:style-name="Text_20_body">args8(0).Value = "$G$4"</text:p>
      <text:p text:style-name="Text_20_body"/>
      <text:p text:style-name="Text_20_body">dispatcher.executeDispatch(document, ".uno:GoToCell", "", 0, args8())</text:p>
      <text:p text:style-name="Text_20_body"/>
      <text:p text:style-name="Text_20_body">rem ----------------------------------------------------------------------</text:p>
      <text:p text:style-name="Text_20_body">dim args9(0) as new com.sun.star.beans.PropertyValue</text:p>
      <text:p text:style-name="Text_20_body">args9(0).Name = "StringName"</text:p>
      <text:p text:style-name="Text_20_body">args9(0).Value = "=If(F4&gt;10;"+CHR$(34)+"Es mayor"+CHR$(34)+";if(F4&lt;10;"+CHR$(34)+"Es menor"+CHR$(34)+";"+CHR$(34)+"Es diez"+CHR$(34)+"))"</text:p>
      <text:p text:style-name="Text_20_body"/>
      <text:p text:style-name="Text_20_body"><text:soft-page-break/>dispatcher.executeDispatch(document, ".uno:EnterString", "", 0, args9())</text:p>
      <text:p text:style-name="Text_20_body"/>
      <text:p text:style-name="Text_20_body">rem ----------------------------------------------------------------------</text:p>
      <text:p text:style-name="Text_20_body">dim args10(0) as new com.sun.star.beans.PropertyValue</text:p>
      <text:p text:style-name="Text_20_body">args10(0).Name = "ToPoint"</text:p>
      <text:p text:style-name="Text_20_body">args10(0).Value = "$G$4"</text:p>
      <text:p text:style-name="Text_20_body"/>
      <text:p text:style-name="Text_20_body">dispatcher.executeDispatch(document, ".uno:GoToCell", "", 0, args10())</text:p>
      <text:p text:style-name="Text_20_body"/>
      <text:p text:style-name="Text_20_body">rem ----------------------------------------------------------------------</text:p>
      <text:p text:style-name="Text_20_body">dim args11(0) as new com.sun.star.beans.PropertyValue</text:p>
      <text:p text:style-name="Text_20_body">args11(0).Name = "StringName"</text:p>
      <text:p text:style-name="Text_20_body">args11(0).Value = "=Si(F4&gt;10;"+CHR$(34)+"Es mayor"+CHR$(34)+";SI(F4&lt;10;"+CHR$(34)+"Es menor"+CHR$(34)+";"+CHR$(34)+"Es diez"+CHR$(34)+"))"</text:p>
      <text:p text:style-name="Text_20_body"/>
      <text:p text:style-name="Text_20_body">dispatcher.executeDispatch(document, ".uno:EnterString", "", 0, args11())</text:p>
      <text:p text:style-name="Text_20_body"/>
      <text:p text:style-name="Text_20_body">rem ----------------------------------------------------------------------</text:p>
      <text:p text:style-name="Text_20_body">dim args12(0) as new com.sun.star.beans.PropertyValue</text:p>
      <text:p text:style-name="Text_20_body">args12(0).Name = "ToPoint"</text:p>
      <text:p text:style-name="Text_20_body">args12(0).Value = "$F$4"</text:p>
      <text:p text:style-name="Text_20_body"/>
      <text:p text:style-name="Text_20_body">dispatcher.executeDispatch(document, ".uno:GoToCell", "", 0, args12())</text:p>
      <text:p text:style-name="Text_20_body"/>
      <text:p text:style-name="Text_20_body"/>
      <text:p text:style-name="Text_20_body">end sub</text:p>
      <text:p text:style-name="Text_20_body"/>
      <text:p text:style-name="Text_20_body"/>
      <text:p text:style-name="Text_20_body">sub Calculadora</text:p>
      <text:p text:style-name="Text_20_body">rem ----------------------------------------------------------------------</text:p>
      <text:p text:style-name="Text_20_body">rem define variables</text:p>
      <text:p text:style-name="Text_20_body">dim document <text:s text:c="2"/>as object</text:p>
      <text:p text:style-name="Text_20_body"><text:soft-page-break/>dim dispatcher as object</text:p>
      <text:p text:style-name="Text_20_body">rem ----------------------------------------------------------------------</text:p>
      <text:p text:style-name="Text_20_body">rem get access to the document</text:p>
      <text:p text:style-name="Text_20_body">document <text:s text:c="2"/>= ThisComponent.CurrentController.Frame</text:p>
      <text:p text:style-name="Text_20_body">dispatcher = createUnoService("com.sun.star.frame.DispatchHelper")</text:p>
      <text:p text:style-name="Text_20_body"/>
      <text:p text:style-name="Text_20_body">rem ----------------------------------------------------------------------</text:p>
      <text:p text:style-name="Text_20_body">dim args1(0) as new com.sun.star.beans.PropertyValue</text:p>
      <text:p text:style-name="Text_20_body">args1(0).Name = "ToPoint"</text:p>
      <text:p text:style-name="Text_20_body">args1(0).Value = "$E$13:$J$13"</text:p>
      <text:p text:style-name="Text_20_body"/>
      <text:p text:style-name="Text_20_body">dispatcher.executeDispatch(document, ".uno:GoToCell", "", 0, args1())</text:p>
      <text:p text:style-name="Text_20_body"/>
      <text:p text:style-name="Text_20_body">rem ----------------------------------------------------------------------</text:p>
      <text:p text:style-name="Text_20_body">dispatcher.executeDispatch(document, ".uno:MergeCells", "", 0, Array())</text:p>
      <text:p text:style-name="Text_20_body"/>
      <text:p text:style-name="Text_20_body">rem ----------------------------------------------------------------------</text:p>
      <text:p text:style-name="Text_20_body">dim args3(0) as new com.sun.star.beans.PropertyValue</text:p>
      <text:p text:style-name="Text_20_body">args3(0).Name = "StringName"</text:p>
      <text:p text:style-name="Text_20_body">args3(0).Value = "Calculadora "</text:p>
      <text:p text:style-name="Text_20_body"/>
      <text:p text:style-name="Text_20_body">dispatcher.executeDispatch(document, ".uno:EnterString", "", 0, args3())</text:p>
      <text:p text:style-name="Text_20_body"/>
      <text:p text:style-name="Text_20_body">rem ----------------------------------------------------------------------</text:p>
      <text:p text:style-name="Text_20_body">dim args4(0) as new com.sun.star.beans.PropertyValue</text:p>
      <text:p text:style-name="Text_20_body">args4(0).Name = "ToPoint"</text:p>
      <text:p text:style-name="Text_20_body">args4(0).Value = "$E$13"</text:p>
      <text:p text:style-name="Text_20_body"/>
      <text:p text:style-name="Text_20_body">dispatcher.executeDispatch(document, ".uno:GoToCell", "", 0, args4())</text:p>
      <text:p text:style-name="Text_20_body"/>
      <text:p text:style-name="Text_20_body">rem ----------------------------------------------------------------------</text:p>
      <text:p text:style-name="Text_20_body">dim args5(0) as new com.sun.star.beans.PropertyValue</text:p>
      <text:p text:style-name="Text_20_body"><text:soft-page-break/>args5(0).Name = "HorizontalAlignment"</text:p>
      <text:p text:style-name="Text_20_body">args5(0).Value = com.sun.star.table.CellHoriJustify.CENTER</text:p>
      <text:p text:style-name="Text_20_body"/>
      <text:p text:style-name="Text_20_body">dispatcher.executeDispatch(document, ".uno:HorizontalAlignment", "", 0, args5())</text:p>
      <text:p text:style-name="Text_20_body"/>
      <text:p text:style-name="Text_20_body">rem ----------------------------------------------------------------------</text:p>
      <text:p text:style-name="Text_20_body">dim args6(0) as new com.sun.star.beans.PropertyValue</text:p>
      <text:p text:style-name="Text_20_body">args6(0).Name = "ToPoint"</text:p>
      <text:p text:style-name="Text_20_body">args6(0).Value = "$E$14"</text:p>
      <text:p text:style-name="Text_20_body"/>
      <text:p text:style-name="Text_20_body">dispatcher.executeDispatch(document, ".uno:GoToCell", "", 0, args6())</text:p>
      <text:p text:style-name="Text_20_body"/>
      <text:p text:style-name="Text_20_body">rem ----------------------------------------------------------------------</text:p>
      <text:p text:style-name="Text_20_body">dim args7(0) as new com.sun.star.beans.PropertyValue</text:p>
      <text:p text:style-name="Text_20_body">args7(0).Name = "ToPoint"</text:p>
      <text:p text:style-name="Text_20_body">args7(0).Value = "$E$15"</text:p>
      <text:p text:style-name="Text_20_body"/>
      <text:p text:style-name="Text_20_body">dispatcher.executeDispatch(document, ".uno:GoToCell", "", 0, args7())</text:p>
      <text:p text:style-name="Text_20_body"/>
      <text:p text:style-name="Text_20_body">rem ----------------------------------------------------------------------</text:p>
      <text:p text:style-name="Text_20_body">dim args8(0) as new com.sun.star.beans.PropertyValue</text:p>
      <text:p text:style-name="Text_20_body">args8(0).Name = "StringName"</text:p>
      <text:p text:style-name="Text_20_body">args8(0).Value = "Binario"</text:p>
      <text:p text:style-name="Text_20_body"/>
      <text:p text:style-name="Text_20_body">dispatcher.executeDispatch(document, ".uno:EnterString", "", 0, args8())</text:p>
      <text:p text:style-name="Text_20_body"/>
      <text:p text:style-name="Text_20_body">rem ----------------------------------------------------------------------</text:p>
      <text:p text:style-name="Text_20_body">dim args9(1) as new com.sun.star.beans.PropertyValue</text:p>
      <text:p text:style-name="Text_20_body">args9(0).Name = "By"</text:p>
      <text:p text:style-name="Text_20_body">args9(0).Value = 1</text:p>
      <text:p text:style-name="Text_20_body">args9(1).Name = "Sel"</text:p>
      <text:p text:style-name="Text_20_body">args9(1).Value = false</text:p>
      <text:p text:style-name="Text_20_body"><text:soft-page-break/></text:p>
      <text:p text:style-name="Text_20_body">dispatcher.executeDispatch(document, ".uno:GoDown", "", 0, args9())</text:p>
      <text:p text:style-name="Text_20_body"/>
      <text:p text:style-name="Text_20_body">rem ----------------------------------------------------------------------</text:p>
      <text:p text:style-name="Text_20_body">dim args10(0) as new com.sun.star.beans.PropertyValue</text:p>
      <text:p text:style-name="Text_20_body">args10(0).Name = "StringName"</text:p>
      <text:p text:style-name="Text_20_body">args10(0).Value = "Octal"</text:p>
      <text:p text:style-name="Text_20_body"/>
      <text:p text:style-name="Text_20_body">dispatcher.executeDispatch(document, ".uno:EnterString", "", 0, args10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12(0) as new com.sun.star.beans.PropertyValue</text:p>
      <text:p text:style-name="Text_20_body">args12(0).Name = "StringName"</text:p>
      <text:p text:style-name="Text_20_body">args12(0).Value = "Deimal"</text:p>
      <text:p text:style-name="Text_20_body"/>
      <text:p text:style-name="Text_20_body">dispatcher.executeDispatch(document, ".uno:EnterString", "", 0, args12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rem dispatcher.executeDispatch(document, ".uno:Delete", "", 0, Array())</text:p>
      <text:p text:style-name="Text_20_body"/>
      <text:p text:style-name="Text_20_body">rem ----------------------------------------------------------------------</text:p>
      <text:p text:style-name="Text_20_body">dim args15(0) as new com.sun.star.beans.PropertyValue</text:p>
      <text:p text:style-name="Text_20_body">args15(0).Name = "ToPoint"</text:p>
      <text:p text:style-name="Text_20_body">args15(0).Value = "$E$17"</text:p>
      <text:p text:style-name="Text_20_body"/>
      <text:p text:style-name="Text_20_body">dispatcher.executeDispatch(document, ".uno:GoToCell", "", 0, args15())</text:p>
      <text:p text:style-name="Text_20_body"><text:soft-page-break/></text:p>
      <text:p text:style-name="Text_20_body">rem ----------------------------------------------------------------------</text:p>
      <text:p text:style-name="Text_20_body">dim args16(0) as new com.sun.star.beans.PropertyValue</text:p>
      <text:p text:style-name="Text_20_body">args16(0).Name = "StringName"</text:p>
      <text:p text:style-name="Text_20_body">args16(0).Value = "Decimal"</text:p>
      <text:p text:style-name="Text_20_body"/>
      <text:p text:style-name="Text_20_body">dispatcher.executeDispatch(document, ".uno:EnterString", "", 0, args16())</text:p>
      <text:p text:style-name="Text_20_body"/>
      <text:p text:style-name="Text_20_body">rem ----------------------------------------------------------------------</text:p>
      <text:p text:style-name="Text_20_body">dim args17(0) as new com.sun.star.beans.PropertyValue</text:p>
      <text:p text:style-name="Text_20_body">args17(0).Name = "ToPoint"</text:p>
      <text:p text:style-name="Text_20_body">args17(0).Value = "$E$18"</text:p>
      <text:p text:style-name="Text_20_body"/>
      <text:p text:style-name="Text_20_body">dispatcher.executeDispatch(document, ".uno:GoToCell", "", 0, args17())</text:p>
      <text:p text:style-name="Text_20_body"/>
      <text:p text:style-name="Text_20_body">rem ----------------------------------------------------------------------</text:p>
      <text:p text:style-name="Text_20_body">dim args18(0) as new com.sun.star.beans.PropertyValue</text:p>
      <text:p text:style-name="Text_20_body">args18(0).Name = "StringName"</text:p>
      <text:p text:style-name="Text_20_body">args18(0).Value = "Hexadecimal"</text:p>
      <text:p text:style-name="Text_20_body"/>
      <text:p text:style-name="Text_20_body">dispatcher.executeDispatch(document, ".uno:EnterString", "", 0, args18())</text:p>
      <text:p text:style-name="Text_20_body"/>
      <text:p text:style-name="Text_20_body">rem ----------------------------------------------------------------------</text:p>
      <text:p text:style-name="Text_20_body">dim args19(0) as new com.sun.star.beans.PropertyValue</text:p>
      <text:p text:style-name="Text_20_body">args19(0).Name = "ToPoint"</text:p>
      <text:p text:style-name="Text_20_body">args19(0).Value = "$F$15"</text:p>
      <text:p text:style-name="Text_20_body"/>
      <text:p text:style-name="Text_20_body">dispatcher.executeDispatch(document, ".uno:GoToCell", "", 0, args19())</text:p>
      <text:p text:style-name="Text_20_body"/>
      <text:p text:style-name="Text_20_body">rem ----------------------------------------------------------------------</text:p>
      <text:p text:style-name="Text_20_body">dim args20(0) as new com.sun.star.beans.PropertyValue</text:p>
      <text:p text:style-name="Text_20_body">args20(0).Name = "ToPoint"</text:p>
      <text:p text:style-name="Text_20_body"><text:soft-page-break/>args20(0).Value = "$E$15"</text:p>
      <text:p text:style-name="Text_20_body"/>
      <text:p text:style-name="Text_20_body">dispatcher.executeDispatch(document, ".uno:GoToCell", "", 0, args20())</text:p>
      <text:p text:style-name="Text_20_body"/>
      <text:p text:style-name="Text_20_body">rem ----------------------------------------------------------------------</text:p>
      <text:p text:style-name="Text_20_body">dim args21(0) as new com.sun.star.beans.PropertyValue</text:p>
      <text:p text:style-name="Text_20_body">args21(0).Name = "ToPoint"</text:p>
      <text:p text:style-name="Text_20_body">args21(0).Value = "$E$15"</text:p>
      <text:p text:style-name="Text_20_body"/>
      <text:p text:style-name="Text_20_body">dispatcher.executeDispatch(document, ".uno:GoToCell", "", 0, args21())</text:p>
      <text:p text:style-name="Text_20_body"/>
      <text:p text:style-name="Text_20_body">rem ----------------------------------------------------------------------</text:p>
      <text:p text:style-name="Text_20_body">dim args22(0) as new com.sun.star.beans.PropertyValue</text:p>
      <text:p text:style-name="Text_20_body">args22(0).Name = "StringName"</text:p>
      <text:p text:style-name="Text_20_body">args22(0).Value = "Binari"</text:p>
      <text:p text:style-name="Text_20_body"/>
      <text:p text:style-name="Text_20_body">dispatcher.executeDispatch(document, ".uno:EnterString", "", 0, args22())</text:p>
      <text:p text:style-name="Text_20_body"/>
      <text:p text:style-name="Text_20_body">rem ----------------------------------------------------------------------</text:p>
      <text:p text:style-name="Text_20_body">dim args23(0) as new com.sun.star.beans.PropertyValue</text:p>
      <text:p text:style-name="Text_20_body">args23(0).Name = "ToPoint"</text:p>
      <text:p text:style-name="Text_20_body">args23(0).Value = "$G$14"</text:p>
      <text:p text:style-name="Text_20_body"/>
      <text:p text:style-name="Text_20_body">dispatcher.executeDispatch(document, ".uno:GoToCell", "", 0, args23())</text:p>
      <text:p text:style-name="Text_20_body"/>
      <text:p text:style-name="Text_20_body">rem ----------------------------------------------------------------------</text:p>
      <text:p text:style-name="Text_20_body">dim args24(0) as new com.sun.star.beans.PropertyValue</text:p>
      <text:p text:style-name="Text_20_body">args24(0).Name = "StringName"</text:p>
      <text:p text:style-name="Text_20_body">args24(0).Value = "Binari"</text:p>
      <text:p text:style-name="Text_20_body"/>
      <text:p text:style-name="Text_20_body">dispatcher.executeDispatch(document, ".uno:EnterString", "", 0, args24())</text:p>
      <text:p text:style-name="Text_20_body"/>
      <text:p text:style-name="Text_20_body"><text:soft-page-break/>rem ----------------------------------------------------------------------</text:p>
      <text:p text:style-name="Text_20_body">dim args25(0) as new com.sun.star.beans.PropertyValue</text:p>
      <text:p text:style-name="Text_20_body">args25(0).Name = "ToPoint"</text:p>
      <text:p text:style-name="Text_20_body">args25(0).Value = "$H$14"</text:p>
      <text:p text:style-name="Text_20_body"/>
      <text:p text:style-name="Text_20_body">dispatcher.executeDispatch(document, ".uno:GoToCell", "", 0, args25())</text:p>
      <text:p text:style-name="Text_20_body"/>
      <text:p text:style-name="Text_20_body">rem ----------------------------------------------------------------------</text:p>
      <text:p text:style-name="Text_20_body">dim args26(0) as new com.sun.star.beans.PropertyValue</text:p>
      <text:p text:style-name="Text_20_body">args26(0).Name = "StringName"</text:p>
      <text:p text:style-name="Text_20_body">args26(0).Value = "Octal"</text:p>
      <text:p text:style-name="Text_20_body"/>
      <text:p text:style-name="Text_20_body">dispatcher.executeDispatch(document, ".uno:EnterString", "", 0, args26())</text:p>
      <text:p text:style-name="Text_20_body"/>
      <text:p text:style-name="Text_20_body">rem ----------------------------------------------------------------------</text:p>
      <text:p text:style-name="Text_20_body">dim args27(0) as new com.sun.star.beans.PropertyValue</text:p>
      <text:p text:style-name="Text_20_body">args27(0).Name = "ToPoint"</text:p>
      <text:p text:style-name="Text_20_body">args27(0).Value = "$I$14"</text:p>
      <text:p text:style-name="Text_20_body"/>
      <text:p text:style-name="Text_20_body">dispatcher.executeDispatch(document, ".uno:GoToCell", "", 0, args27())</text:p>
      <text:p text:style-name="Text_20_body"/>
      <text:p text:style-name="Text_20_body">rem ----------------------------------------------------------------------</text:p>
      <text:p text:style-name="Text_20_body">dim args28(0) as new com.sun.star.beans.PropertyValue</text:p>
      <text:p text:style-name="Text_20_body">args28(0).Name = "StringName"</text:p>
      <text:p text:style-name="Text_20_body">args28(0).Value = "Decimal"</text:p>
      <text:p text:style-name="Text_20_body"/>
      <text:p text:style-name="Text_20_body">dispatcher.executeDispatch(document, ".uno:EnterString", "", 0, args28())</text:p>
      <text:p text:style-name="Text_20_body"/>
      <text:p text:style-name="Text_20_body">rem ----------------------------------------------------------------------</text:p>
      <text:p text:style-name="Text_20_body">dim args29(0) as new com.sun.star.beans.PropertyValue</text:p>
      <text:p text:style-name="Text_20_body">args29(0).Name = "ToPoint"</text:p>
      <text:p text:style-name="Text_20_body">args29(0).Value = "$E$13"</text:p>
      <text:p text:style-name="Text_20_body"><text:soft-page-break/></text:p>
      <text:p text:style-name="Text_20_body">dispatcher.executeDispatch(document, ".uno:GoToCell", "", 0, args29())</text:p>
      <text:p text:style-name="Text_20_body"/>
      <text:p text:style-name="Text_20_body">rem ----------------------------------------------------------------------</text:p>
      <text:p text:style-name="Text_20_body">dim args30(0) as new com.sun.star.beans.PropertyValue</text:p>
      <text:p text:style-name="Text_20_body">args30(0).Name = "ToPoint"</text:p>
      <text:p text:style-name="Text_20_body">args30(0).Value = "$J$14"</text:p>
      <text:p text:style-name="Text_20_body"/>
      <text:p text:style-name="Text_20_body">dispatcher.executeDispatch(document, ".uno:GoToCell", "", 0, args30())</text:p>
      <text:p text:style-name="Text_20_body"/>
      <text:p text:style-name="Text_20_body">rem ----------------------------------------------------------------------</text:p>
      <text:p text:style-name="Text_20_body">dim args31(0) as new com.sun.star.beans.PropertyValue</text:p>
      <text:p text:style-name="Text_20_body">args31(0).Name = "StringName"</text:p>
      <text:p text:style-name="Text_20_body">args31(0).Value = "Hexadecimal"</text:p>
      <text:p text:style-name="Text_20_body"/>
      <text:p text:style-name="Text_20_body">dispatcher.executeDispatch(document, ".uno:EnterString", "", 0, args31())</text:p>
      <text:p text:style-name="Text_20_body"/>
      <text:p text:style-name="Text_20_body">rem ----------------------------------------------------------------------</text:p>
      <text:p text:style-name="Text_20_body">dim args32(0) as new com.sun.star.beans.PropertyValue</text:p>
      <text:p text:style-name="Text_20_body">args32(0).Name = "ToPoint"</text:p>
      <text:p text:style-name="Text_20_body">args32(0).Value = "$F$15"</text:p>
      <text:p text:style-name="Text_20_body"/>
      <text:p text:style-name="Text_20_body">dispatcher.executeDispatch(document, ".uno:GoToCell", "", 0, args32())</text:p>
      <text:p text:style-name="Text_20_body"/>
      <text:p text:style-name="Text_20_body">rem ----------------------------------------------------------------------</text:p>
      <text:p text:style-name="Text_20_body">dim args33(0) as new com.sun.star.beans.PropertyValue</text:p>
      <text:p text:style-name="Text_20_body">args33(0).Name = "StringName"</text:p>
      <text:p text:style-name="Text_20_body">args33(0).Value = "101"</text:p>
      <text:p text:style-name="Text_20_body"/>
      <text:p text:style-name="Text_20_body">dispatcher.executeDispatch(document, ".uno:EnterString", "", 0, args33())</text:p>
      <text:p text:style-name="Text_20_body"/>
      <text:p text:style-name="Text_20_body">rem ----------------------------------------------------------------------</text:p>
      <text:p text:style-name="Text_20_body"><text:soft-page-break/>dim args34(0) as new com.sun.star.beans.PropertyValue</text:p>
      <text:p text:style-name="Text_20_body">args34(0).Name = "ToPoint"</text:p>
      <text:p text:style-name="Text_20_body">args34(0).Value = "$G$15"</text:p>
      <text:p text:style-name="Text_20_body"/>
      <text:p text:style-name="Text_20_body">dispatcher.executeDispatch(document, ".uno:GoToCell", "", 0, args34())</text:p>
      <text:p text:style-name="Text_20_body"/>
      <text:p text:style-name="Text_20_body">rem ----------------------------------------------------------------------</text:p>
      <text:p text:style-name="Text_20_body">dim args35(0) as new com.sun.star.beans.PropertyValue</text:p>
      <text:p text:style-name="Text_20_body">args35(0).Name = "ToPoint"</text:p>
      <text:p text:style-name="Text_20_body">args35(0).Value = "$G$15"</text:p>
      <text:p text:style-name="Text_20_body"/>
      <text:p text:style-name="Text_20_body">dispatcher.executeDispatch(document, ".uno:GoToCell", "", 0, args35())</text:p>
      <text:p text:style-name="Text_20_body"/>
      <text:p text:style-name="Text_20_body">rem ----------------------------------------------------------------------</text:p>
      <text:p text:style-name="Text_20_body">dim args36(0) as new com.sun.star.beans.PropertyValue</text:p>
      <text:p text:style-name="Text_20_body">args36(0).Name = "StringName"</text:p>
      <text:p text:style-name="Text_20_body">args36(0).Value = "=F15"</text:p>
      <text:p text:style-name="Text_20_body"/>
      <text:p text:style-name="Text_20_body">dispatcher.executeDispatch(document, ".uno:EnterString", "", 0, args36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38(0) as new com.sun.star.beans.PropertyValue</text:p>
      <text:p text:style-name="Text_20_body">args38(0).Name = "ToPoint"</text:p>
      <text:p text:style-name="Text_20_body">args38(0).Value = "$H$16"</text:p>
      <text:p text:style-name="Text_20_body"/>
      <text:p text:style-name="Text_20_body">dispatcher.executeDispatch(document, ".uno:GoToCell", "", 0, args38())</text:p>
      <text:p text:style-name="Text_20_body"/>
      <text:p text:style-name="Text_20_body">rem ----------------------------------------------------------------------</text:p>
      <text:p text:style-name="Text_20_body">dim args39(0) as new com.sun.star.beans.PropertyValue</text:p>
      <text:p text:style-name="Text_20_body"><text:soft-page-break/>args39(0).Name = "ToPoint"</text:p>
      <text:p text:style-name="Text_20_body">args39(0).Value = "$H$15"</text:p>
      <text:p text:style-name="Text_20_body"/>
      <text:p text:style-name="Text_20_body">dispatcher.executeDispatch(document, ".uno:GoToCell", "", 0, args39())</text:p>
      <text:p text:style-name="Text_20_body"/>
      <text:p text:style-name="Text_20_body">rem ----------------------------------------------------------------------</text:p>
      <text:p text:style-name="Text_20_body">dim args40(0) as new com.sun.star.beans.PropertyValue</text:p>
      <text:p text:style-name="Text_20_body">args40(0).Name = "StringName"</text:p>
      <text:p text:style-name="Text_20_body">args40(0).Value = "=BINAOCT(F15;4"</text:p>
      <text:p text:style-name="Text_20_body"/>
      <text:p text:style-name="Text_20_body">dispatcher.executeDispatch(document, ".uno:EnterString", "", 0, args40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42(0) as new com.sun.star.beans.PropertyValue</text:p>
      <text:p text:style-name="Text_20_body">args42(0).Name = "ToPoint"</text:p>
      <text:p text:style-name="Text_20_body">args42(0).Value = "$I$15"</text:p>
      <text:p text:style-name="Text_20_body"/>
      <text:p text:style-name="Text_20_body">dispatcher.executeDispatch(document, ".uno:GoToCell", "", 0, args42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44(0) as new com.sun.star.beans.PropertyValue</text:p>
      <text:p text:style-name="Text_20_body">args44(0).Name = "ToPoint"</text:p>
      <text:p text:style-name="Text_20_body">args44(0).Value = "$J$15"</text:p>
      <text:p text:style-name="Text_20_body"/>
      <text:p text:style-name="Text_20_body">dispatcher.executeDispatch(document, ".uno:GoToCell", "", 0, args44())</text:p>
      <text:p text:style-name="Text_20_body"/>
      <text:p text:style-name="Text_20_body"><text:soft-page-break/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46(0) as new com.sun.star.beans.PropertyValue</text:p>
      <text:p text:style-name="Text_20_body">args46(0).Name = "ToPoint"</text:p>
      <text:p text:style-name="Text_20_body">args46(0).Value = "$F$16"</text:p>
      <text:p text:style-name="Text_20_body"/>
      <text:p text:style-name="Text_20_body">dispatcher.executeDispatch(document, ".uno:GoToCell", "", 0, args46())</text:p>
      <text:p text:style-name="Text_20_body"/>
      <text:p text:style-name="Text_20_body">rem ----------------------------------------------------------------------</text:p>
      <text:p text:style-name="Text_20_body">dim args47(0) as new com.sun.star.beans.PropertyValue</text:p>
      <text:p text:style-name="Text_20_body">args47(0).Name = "StringName"</text:p>
      <text:p text:style-name="Text_20_body">args47(0).Value = ""</text:p>
      <text:p text:style-name="Text_20_body"/>
      <text:p text:style-name="Text_20_body">dispatcher.executeDispatch(document, ".uno:EnterString", "", 0, args47())</text:p>
      <text:p text:style-name="Text_20_body"/>
      <text:p text:style-name="Text_20_body">rem ----------------------------------------------------------------------</text:p>
      <text:p text:style-name="Text_20_body">dim args48(0) as new com.sun.star.beans.PropertyValue</text:p>
      <text:p text:style-name="Text_20_body">args48(0).Name = "ToPoint"</text:p>
      <text:p text:style-name="Text_20_body">args48(0).Value = "$G$16"</text:p>
      <text:p text:style-name="Text_20_body"/>
      <text:p text:style-name="Text_20_body">dispatcher.executeDispatch(document, ".uno:GoToCell", "", 0, args48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50(0) as new com.sun.star.beans.PropertyValue</text:p>
      <text:p text:style-name="Text_20_body">args50(0).Name = "ToPoint"</text:p>
      <text:p text:style-name="Text_20_body">args50(0).Value = "$H$16"</text:p>
      <text:p text:style-name="Text_20_body"/>
      <text:p text:style-name="Text_20_body"><text:soft-page-break/>dispatcher.executeDispatch(document, ".uno:GoToCell", "", 0, args50())</text:p>
      <text:p text:style-name="Text_20_body"/>
      <text:p text:style-name="Text_20_body">rem ----------------------------------------------------------------------</text:p>
      <text:p text:style-name="Text_20_body">dim args51(0) as new com.sun.star.beans.PropertyValue</text:p>
      <text:p text:style-name="Text_20_body">args51(0).Name = "StringName"</text:p>
      <text:p text:style-name="Text_20_body">args51(0).Value = "=F16"</text:p>
      <text:p text:style-name="Text_20_body"/>
      <text:p text:style-name="Text_20_body">dispatcher.executeDispatch(document, ".uno:EnterString", "", 0, args51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53(0) as new com.sun.star.beans.PropertyValue</text:p>
      <text:p text:style-name="Text_20_body">args53(0).Name = "ToPoint"</text:p>
      <text:p text:style-name="Text_20_body">args53(0).Value = "$I$16"</text:p>
      <text:p text:style-name="Text_20_body"/>
      <text:p text:style-name="Text_20_body">dispatcher.executeDispatch(document, ".uno:GoToCell", "", 0, args53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55(0) as new com.sun.star.beans.PropertyValue</text:p>
      <text:p text:style-name="Text_20_body">args55(0).Name = "ToPoint"</text:p>
      <text:p text:style-name="Text_20_body">args55(0).Value = "$J$16"</text:p>
      <text:p text:style-name="Text_20_body"/>
      <text:p text:style-name="Text_20_body">dispatcher.executeDispatch(document, ".uno:GoToCell", "", 0, args55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<text:soft-page-break/>rem ----------------------------------------------------------------------</text:p>
      <text:p text:style-name="Text_20_body">dim args57(0) as new com.sun.star.beans.PropertyValue</text:p>
      <text:p text:style-name="Text_20_body">args57(0).Name = "ToPoint"</text:p>
      <text:p text:style-name="Text_20_body">args57(0).Value = "$F$17"</text:p>
      <text:p text:style-name="Text_20_body"/>
      <text:p text:style-name="Text_20_body">dispatcher.executeDispatch(document, ".uno:GoToCell", "", 0, args57())</text:p>
      <text:p text:style-name="Text_20_body"/>
      <text:p text:style-name="Text_20_body">rem ----------------------------------------------------------------------</text:p>
      <text:p text:style-name="Text_20_body">dim args58(0) as new com.sun.star.beans.PropertyValue</text:p>
      <text:p text:style-name="Text_20_body">args58(0).Name = "ToPoint"</text:p>
      <text:p text:style-name="Text_20_body">args58(0).Value = "$G$17"</text:p>
      <text:p text:style-name="Text_20_body"/>
      <text:p text:style-name="Text_20_body">dispatcher.executeDispatch(document, ".uno:GoToCell", "", 0, args58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60(0) as new com.sun.star.beans.PropertyValue</text:p>
      <text:p text:style-name="Text_20_body">args60(0).Name = "ToPoint"</text:p>
      <text:p text:style-name="Text_20_body">args60(0).Value = "$H$17"</text:p>
      <text:p text:style-name="Text_20_body"/>
      <text:p text:style-name="Text_20_body">dispatcher.executeDispatch(document, ".uno:GoToCell", "", 0, args60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62(0) as new com.sun.star.beans.PropertyValue</text:p>
      <text:p text:style-name="Text_20_body">args62(0).Name = "ToPoint"</text:p>
      <text:p text:style-name="Text_20_body">args62(0).Value = "$I$17"</text:p>
      <text:p text:style-name="Text_20_body"/>
      <text:p text:style-name="Text_20_body"><text:soft-page-break/>dispatcher.executeDispatch(document, ".uno:GoToCell", "", 0, args62())</text:p>
      <text:p text:style-name="Text_20_body"/>
      <text:p text:style-name="Text_20_body">rem ----------------------------------------------------------------------</text:p>
      <text:p text:style-name="Text_20_body">dim args63(0) as new com.sun.star.beans.PropertyValue</text:p>
      <text:p text:style-name="Text_20_body">args63(0).Name = "StringName"</text:p>
      <text:p text:style-name="Text_20_body">args63(0).Value = "=F17"</text:p>
      <text:p text:style-name="Text_20_body"/>
      <text:p text:style-name="Text_20_body">dispatcher.executeDispatch(document, ".uno:EnterString", "", 0, args63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65(0) as new com.sun.star.beans.PropertyValue</text:p>
      <text:p text:style-name="Text_20_body">args65(0).Name = "ToPoint"</text:p>
      <text:p text:style-name="Text_20_body">args65(0).Value = "$J$17"</text:p>
      <text:p text:style-name="Text_20_body"/>
      <text:p text:style-name="Text_20_body">dispatcher.executeDispatch(document, ".uno:GoToCell", "", 0, args65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67(0) as new com.sun.star.beans.PropertyValue</text:p>
      <text:p text:style-name="Text_20_body">args67(0).Name = "ToPoint"</text:p>
      <text:p text:style-name="Text_20_body">args67(0).Value = "$F$18"</text:p>
      <text:p text:style-name="Text_20_body"/>
      <text:p text:style-name="Text_20_body">dispatcher.executeDispatch(document, ".uno:GoToCell", "", 0, args67())</text:p>
      <text:p text:style-name="Text_20_body"/>
      <text:p text:style-name="Text_20_body">rem ----------------------------------------------------------------------</text:p>
      <text:p text:style-name="Text_20_body">dim args68(0) as new com.sun.star.beans.PropertyValue</text:p>
      <text:p text:style-name="Text_20_body">args68(0).Name = "ToPoint"</text:p>
      <text:p text:style-name="Text_20_body"><text:soft-page-break/>args68(0).Value = "$G$18"</text:p>
      <text:p text:style-name="Text_20_body"/>
      <text:p text:style-name="Text_20_body">dispatcher.executeDispatch(document, ".uno:GoToCell", "", 0, args68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70(0) as new com.sun.star.beans.PropertyValue</text:p>
      <text:p text:style-name="Text_20_body">args70(0).Name = "ToPoint"</text:p>
      <text:p text:style-name="Text_20_body">args70(0).Value = "$H$18"</text:p>
      <text:p text:style-name="Text_20_body"/>
      <text:p text:style-name="Text_20_body">dispatcher.executeDispatch(document, ".uno:GoToCell", "", 0, args70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72(0) as new com.sun.star.beans.PropertyValue</text:p>
      <text:p text:style-name="Text_20_body">args72(0).Name = "ToPoint"</text:p>
      <text:p text:style-name="Text_20_body">args72(0).Value = "$I$18"</text:p>
      <text:p text:style-name="Text_20_body"/>
      <text:p text:style-name="Text_20_body">dispatcher.executeDispatch(document, ".uno:GoToCell", "", 0, args72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74(0) as new com.sun.star.beans.PropertyValue</text:p>
      <text:p text:style-name="Text_20_body">args74(0).Name = "ToPoint"</text:p>
      <text:p text:style-name="Text_20_body">args74(0).Value = "$J$18"</text:p>
      <text:p text:style-name="Text_20_body"/>
      <text:p text:style-name="Text_20_body"><text:soft-page-break/>dispatcher.executeDispatch(document, ".uno:GoToCell", "", 0, args74())</text:p>
      <text:p text:style-name="Text_20_body"/>
      <text:p text:style-name="Text_20_body">rem ----------------------------------------------------------------------</text:p>
      <text:p text:style-name="Text_20_body">dim args75(0) as new com.sun.star.beans.PropertyValue</text:p>
      <text:p text:style-name="Text_20_body">args75(0).Name = "StringName"</text:p>
      <text:p text:style-name="Text_20_body">args75(0).Value = "=F18"</text:p>
      <text:p text:style-name="Text_20_body"/>
      <text:p text:style-name="Text_20_body">dispatcher.executeDispatch(document, ".uno:EnterString", "", 0, args75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77(0) as new com.sun.star.beans.PropertyValue</text:p>
      <text:p text:style-name="Text_20_body">args77(0).Name = "ToPoint"</text:p>
      <text:p text:style-name="Text_20_body">args77(0).Value = "$F$15"</text:p>
      <text:p text:style-name="Text_20_body"/>
      <text:p text:style-name="Text_20_body">dispatcher.executeDispatch(document, ".uno:GoToCell", "", 0, args77())</text:p>
      <text:p text:style-name="Text_20_body"/>
      <text:p text:style-name="Text_20_body">rem ----------------------------------------------------------------------</text:p>
      <text:p text:style-name="Text_20_body">dispatcher.executeDispatch(document, ".uno:ClearContents", "", 0, Array())</text:p>
      <text:p text:style-name="Text_20_body"/>
      <text:p text:style-name="Text_20_body">rem ----------------------------------------------------------------------</text:p>
      <text:p text:style-name="Text_20_body">dim args79(0) as new com.sun.star.beans.PropertyValue</text:p>
      <text:p text:style-name="Text_20_body">args79(0).Name = "ToPoint"</text:p>
      <text:p text:style-name="Text_20_body">args79(0).Value = "$G$20"</text:p>
      <text:p text:style-name="Text_20_body"/>
      <text:p text:style-name="Text_20_body">dispatcher.executeDispatch(document, ".uno:GoToCell", "", 0, args79())</text:p>
      <text:p text:style-name="Text_20_body"/>
      <text:p text:style-name="Text_20_body">rem ----------------------------------------------------------------------</text:p>
      <text:p text:style-name="Text_20_body">dim args80(0) as new com.sun.star.beans.PropertyValue</text:p>
      <text:p text:style-name="Text_20_body">args80(0).Name = "ToPoint"</text:p>
      <text:p text:style-name="Text_20_body"><text:soft-page-break/>args80(0).Value = "$G$15:$J$18"</text:p>
      <text:p text:style-name="Text_20_body"/>
      <text:p text:style-name="Text_20_body">dispatcher.executeDispatch(document, ".uno:GoToCell", "", 0, args80())</text:p>
      <text:p text:style-name="Text_20_body"/>
      <text:p text:style-name="Text_20_body">rem ----------------------------------------------------------------------</text:p>
      <text:p text:style-name="Text_20_body">dim args81(0) as new com.sun.star.beans.PropertyValue</text:p>
      <text:p text:style-name="Text_20_body">args81(0).Name = "HorizontalAlignment"</text:p>
      <text:p text:style-name="Text_20_body">args81(0).Value = com.sun.star.table.CellHoriJustify.CENTER</text:p>
      <text:p text:style-name="Text_20_body"/>
      <text:p text:style-name="Text_20_body">dispatcher.executeDispatch(document, ".uno:HorizontalAlignment", "", 0, args81())</text:p>
      <text:p text:style-name="Text_20_body"/>
      <text:p text:style-name="Text_20_body">rem ----------------------------------------------------------------------</text:p>
      <text:p text:style-name="Text_20_body">dim args82(0) as new com.sun.star.beans.PropertyValue</text:p>
      <text:p text:style-name="Text_20_body">args82(0).Name = "ToPoint"</text:p>
      <text:p text:style-name="Text_20_body">args82(0).Value = "$E$13"</text:p>
      <text:p text:style-name="Text_20_body"/>
      <text:p text:style-name="Text_20_body">dispatcher.executeDispatch(document, ".uno:GoToCell", "", 0, args82())</text:p>
      <text:p text:style-name="Text_20_body"/>
      <text:p text:style-name="Text_20_body"/>
      <text:p text:style-name="Text_20_body">end sub</text:p>
      <text:p text:style-name="Text_20_body"/>
      <text:p text:style-name="Text_20_body"/>
      <text:p text:style-name="Text_20_body">sub Parell_Senar</text:p>
      <text:p text:style-name="Text_20_body">rem ----------------------------------------------------------------------</text:p>
      <text:p text:style-name="Text_20_body">rem define variables</text:p>
      <text:p text:style-name="Text_20_body">dim document <text:s text:c="2"/>as object</text:p>
      <text:p text:style-name="Text_20_body">dim dispatcher as object</text:p>
      <text:p text:style-name="Text_20_body">rem ----------------------------------------------------------------------</text:p>
      <text:p text:style-name="Text_20_body">rem get access to the document</text:p>
      <text:p text:style-name="Text_20_body">document <text:s text:c="2"/>= ThisComponent.CurrentController.Frame</text:p>
      <text:p text:style-name="Text_20_body">dispatcher = createUnoService("com.sun.star.frame.DispatchHelper")</text:p>
      <text:p text:style-name="Text_20_body"/>
      <text:p text:style-name="Text_20_body"><text:soft-page-break/>rem ----------------------------------------------------------------------</text:p>
      <text:p text:style-name="Text_20_body">dim args1(0) as new com.sun.star.beans.PropertyValue</text:p>
      <text:p text:style-name="Text_20_body">args1(0).Name = "StringName"</text:p>
      <text:p text:style-name="Text_20_body">args1(0).Value = "Senar Parell"</text:p>
      <text:p text:style-name="Text_20_body"/>
      <text:p text:style-name="Text_20_body">dispatcher.executeDispatch(document, ".uno:EnterString", "", 0, args1())</text:p>
      <text:p text:style-name="Text_20_body"/>
      <text:p text:style-name="Text_20_body">rem ----------------------------------------------------------------------</text:p>
      <text:p text:style-name="Text_20_body">dim args2(0) as new com.sun.star.beans.PropertyValue</text:p>
      <text:p text:style-name="Text_20_body">args2(0).Name = "ToPoint"</text:p>
      <text:p text:style-name="Text_20_body">args2(0).Value = "$I$4"</text:p>
      <text:p text:style-name="Text_20_body"/>
      <text:p text:style-name="Text_20_body">dispatcher.executeDispatch(document, ".uno:GoToCell", "", 0, args2())</text:p>
      <text:p text:style-name="Text_20_body"/>
      <text:p text:style-name="Text_20_body">rem ----------------------------------------------------------------------</text:p>
      <text:p text:style-name="Text_20_body">dispatcher.executeDispatch(document, ".uno:Paste", "", 0, Array())</text:p>
      <text:p text:style-name="Text_20_body"/>
      <text:p text:style-name="Text_20_body">rem ----------------------------------------------------------------------</text:p>
      <text:p text:style-name="Text_20_body">dim args4(0) as new com.sun.star.beans.PropertyValue</text:p>
      <text:p text:style-name="Text_20_body">args4(0).Name = "ToPoint"</text:p>
      <text:p text:style-name="Text_20_body">args4(0).Value = "$H$4"</text:p>
      <text:p text:style-name="Text_20_body"/>
      <text:p text:style-name="Text_20_body">dispatcher.executeDispatch(document, ".uno:GoToCell", "", 0, args4())</text:p>
      <text:p text:style-name="Text_20_body"/>
      <text:p text:style-name="Text_20_body">rem ----------------------------------------------------------------------</text:p>
      <text:p text:style-name="Text_20_body">dim args5(0) as new com.sun.star.beans.PropertyValue</text:p>
      <text:p text:style-name="Text_20_body">args5(0).Name = "ToPoint"</text:p>
      <text:p text:style-name="Text_20_body">args5(0).Value = "$H$3:$J$4"</text:p>
      <text:p text:style-name="Text_20_body"/>
      <text:p text:style-name="Text_20_body">dispatcher.executeDispatch(document, ".uno:GoToCell", "", 0, args5())</text:p>
      <text:p text:style-name="Text_20_body"/>
      <text:p text:style-name="Text_20_body">rem ----------------------------------------------------------------------</text:p>
      <text:p text:style-name="Text_20_body"><text:soft-page-break/>dim args6(12) as new com.sun.star.beans.PropertyValue</text:p>
      <text:p text:style-name="Text_20_body">args6(0).Name = "OuterBorder.LeftBorder"</text:p>
      <text:p text:style-name="Text_20_body">args6(0).Value = Array(0,0,26,0,0,26)</text:p>
      <text:p text:style-name="Text_20_body">args6(1).Name = "OuterBorder.LeftDistance"</text:p>
      <text:p text:style-name="Text_20_body">args6(1).Value = 0</text:p>
      <text:p text:style-name="Text_20_body">args6(2).Name = "OuterBorder.RightBorder"</text:p>
      <text:p text:style-name="Text_20_body">args6(2).Value = Array(0,0,26,0,0,26)</text:p>
      <text:p text:style-name="Text_20_body">args6(3).Name = "OuterBorder.RightDistance"</text:p>
      <text:p text:style-name="Text_20_body">args6(3).Value = 0</text:p>
      <text:p text:style-name="Text_20_body">args6(4).Name = "OuterBorder.TopBorder"</text:p>
      <text:p text:style-name="Text_20_body">args6(4).Value = Array(0,0,26,0,0,26)</text:p>
      <text:p text:style-name="Text_20_body">args6(5).Name = "OuterBorder.TopDistance"</text:p>
      <text:p text:style-name="Text_20_body">args6(5).Value = 0</text:p>
      <text:p text:style-name="Text_20_body">args6(6).Name = "OuterBorder.BottomBorder"</text:p>
      <text:p text:style-name="Text_20_body">args6(6).Value = Array(0,0,26,0,0,26)</text:p>
      <text:p text:style-name="Text_20_body">args6(7).Name = "OuterBorder.BottomDistance"</text:p>
      <text:p text:style-name="Text_20_body">args6(7).Value = 0</text:p>
      <text:p text:style-name="Text_20_body">args6(8).Name = "InnerBorder.Horizontal"</text:p>
      <text:p text:style-name="Text_20_body">args6(8).Value = Array(0,0,26,0,0,26)</text:p>
      <text:p text:style-name="Text_20_body">args6(9).Name = "InnerBorder.Vertical"</text:p>
      <text:p text:style-name="Text_20_body">args6(9).Value = Array(0,0,0,0,0,0)</text:p>
      <text:p text:style-name="Text_20_body">args6(10).Name = "InnerBorder.Flags"</text:p>
      <text:p text:style-name="Text_20_body">args6(10).Value = 0</text:p>
      <text:p text:style-name="Text_20_body">args6(11).Name = "InnerBorder.ValidFlags"</text:p>
      <text:p text:style-name="Text_20_body">args6(11).Value = 95</text:p>
      <text:p text:style-name="Text_20_body">args6(12).Name = "InnerBorder.DefaultDistance"</text:p>
      <text:p text:style-name="Text_20_body">args6(12).Value = 0</text:p>
      <text:p text:style-name="Text_20_body"/>
      <text:p text:style-name="Text_20_body">dispatcher.executeDispatch(document, ".uno:SetBorderStyle", "", 0, args6())</text:p>
      <text:p text:style-name="Text_20_body"/>
      <text:p text:style-name="Text_20_body">rem ----------------------------------------------------------------------</text:p>
      <text:p text:style-name="Text_20_body">dim args7(0) as new com.sun.star.beans.PropertyValue</text:p>
      <text:p text:style-name="Text_20_body"><text:soft-page-break/>args7(0).Name = "ToPoint"</text:p>
      <text:p text:style-name="Text_20_body">args7(0).Value = "$I$8"</text:p>
      <text:p text:style-name="Text_20_body"/>
      <text:p text:style-name="Text_20_body">dispatcher.executeDispatch(document, ".uno:GoToCell", "", 0, args7())</text:p>
      <text:p text:style-name="Text_20_body"/>
      <text:p text:style-name="Text_20_body"/>
      <text:p text:style-name="Text_20_body">end sub</text:p>
      <text:p text:style-name="Text_20_body"/>
      <text:h text:style-name="Heading_20_1" text:outline-level="1"><text:bookmark-start text:name="__RefHeading___Toc4374_242888553"/>Parell_Senar:<text:bookmark-end text:name="__RefHeading___Toc4374_242888553"/></text:h>
      <text:p text:style-name="Text_20_body">REM <text:s/>***** <text:s/>BASIC <text:s/>*****</text:p>
      <text:p text:style-name="Text_20_body"/>
      <text:p text:style-name="Text_20_body"/>
      <text:p text:style-name="Text_20_body">sub Major_Menor</text:p>
      <text:p text:style-name="Text_20_body">rem ----------------------------------------------------------------------</text:p>
      <text:p text:style-name="Text_20_body">rem define variables</text:p>
      <text:p text:style-name="Text_20_body">dim document <text:s text:c="2"/>as object</text:p>
      <text:p text:style-name="Text_20_body">dim dispatcher as object</text:p>
      <text:p text:style-name="Text_20_body">rem ----------------------------------------------------------------------</text:p>
      <text:p text:style-name="Text_20_body">rem get access to the document</text:p>
      <text:p text:style-name="Text_20_body">document <text:s text:c="2"/>= ThisComponent.CurrentController.Frame</text:p>
      <text:p text:style-name="Text_20_body">dispatcher = createUnoService("com.sun.star.frame.DispatchHelper")</text:p>
      <text:p text:style-name="Text_20_body"/>
      <text:p text:style-name="Text_20_body">rem ----------------------------------------------------------------------</text:p>
      <text:p text:style-name="Text_20_body">dim args1(0) as new com.sun.star.beans.PropertyValue</text:p>
      <text:p text:style-name="Text_20_body">args1(0).Name = "ToPoint"</text:p>
      <text:p text:style-name="Text_20_body">args1(0).Value = "$G$5"</text:p>
      <text:p text:style-name="Text_20_body"/>
      <text:p text:style-name="Text_20_body">dispatcher.executeDispatch(document, ".uno:GoToCell", "", 0, args1())</text:p>
      <text:p text:style-name="Text_20_body"/>
      <text:p text:style-name="Text_20_body">rem ----------------------------------------------------------------------</text:p>
      <text:p text:style-name="Text_20_body">dim args2(0) as new com.sun.star.beans.PropertyValue</text:p>
      <text:p text:style-name="Text_20_body"><text:soft-page-break/>args2(0).Name = "ToPoint"</text:p>
      <text:p text:style-name="Text_20_body">args2(0).Value = "$G$4"</text:p>
      <text:p text:style-name="Text_20_body"/>
      <text:p text:style-name="Text_20_body">dispatcher.executeDispatch(document, ".uno:GoToCell", "", 0, args2())</text:p>
      <text:p text:style-name="Text_20_body"/>
      <text:p text:style-name="Text_20_body">rem ----------------------------------------------------------------------</text:p>
      <text:p text:style-name="Text_20_body">dim args3(1) as new com.sun.star.beans.PropertyValue</text:p>
      <text:p text:style-name="Text_20_body">args3(0).Name = "By"</text:p>
      <text:p text:style-name="Text_20_body">args3(0).Value = 1</text:p>
      <text:p text:style-name="Text_20_body">args3(1).Name = "Sel"</text:p>
      <text:p text:style-name="Text_20_body">args3(1).Value = false</text:p>
      <text:p text:style-name="Text_20_body"/>
      <text:p text:style-name="Text_20_body">dispatcher.executeDispatch(document, ".uno:GoLeft", "", 0, args3())</text:p>
      <text:p text:style-name="Text_20_body"/>
      <text:p text:style-name="Text_20_body">rem ----------------------------------------------------------------------</text:p>
      <text:p text:style-name="Text_20_body">dim args4(1) as new com.sun.star.beans.PropertyValue</text:p>
      <text:p text:style-name="Text_20_body">args4(0).Name = "By"</text:p>
      <text:p text:style-name="Text_20_body">args4(0).Value = 1</text:p>
      <text:p text:style-name="Text_20_body">args4(1).Name = "Sel"</text:p>
      <text:p text:style-name="Text_20_body">args4(1).Value = false</text:p>
      <text:p text:style-name="Text_20_body"/>
      <text:p text:style-name="Text_20_body">dispatcher.executeDispatch(document, ".uno:GoLeft", "", 0, args4())</text:p>
      <text:p text:style-name="Text_20_body"/>
      <text:p text:style-name="Text_20_body">rem ----------------------------------------------------------------------</text:p>
      <text:p text:style-name="Text_20_body">dim args5(1) as new com.sun.star.beans.PropertyValue</text:p>
      <text:p text:style-name="Text_20_body">args5(0).Name = "By"</text:p>
      <text:p text:style-name="Text_20_body">args5(0).Value = 1</text:p>
      <text:p text:style-name="Text_20_body">args5(1).Name = "Sel"</text:p>
      <text:p text:style-name="Text_20_body">args5(1).Value = false</text:p>
      <text:p text:style-name="Text_20_body"/>
      <text:p text:style-name="Text_20_body">dispatcher.executeDispatch(document, ".uno:GoLeft", "", 0, args5())</text:p>
      <text:p text:style-name="Text_20_body"/>
      <text:p text:style-name="Text_20_body"><text:soft-page-break/>rem ----------------------------------------------------------------------</text:p>
      <text:p text:style-name="Text_20_body">dim args6(1) as new com.sun.star.beans.PropertyValue</text:p>
      <text:p text:style-name="Text_20_body">args6(0).Name = "By"</text:p>
      <text:p text:style-name="Text_20_body">args6(0).Value = 1</text:p>
      <text:p text:style-name="Text_20_body">args6(1).Name = "Sel"</text:p>
      <text:p text:style-name="Text_20_body">args6(1).Value = false</text:p>
      <text:p text:style-name="Text_20_body"/>
      <text:p text:style-name="Text_20_body">dispatcher.executeDispatch(document, ".uno:GoLeft", "", 0, args6())</text:p>
      <text:p text:style-name="Text_20_body"/>
      <text:p text:style-name="Text_20_body">rem ----------------------------------------------------------------------</text:p>
      <text:p text:style-name="Text_20_body">dim args7(0) as new com.sun.star.beans.PropertyValue</text:p>
      <text:p text:style-name="Text_20_body">args7(0).Name = "StringName"</text:p>
      <text:p text:style-name="Text_20_body">args7(0).Value = "=i(f4&gt;10;"+CHR$(34)+"Es mayor"+CHR$(34)+";if(f4&lt;10;"+CHR$(34)+"Es menor"+CHR$(34)+";"+CHR$(34)+"Es diez"+CHR$(34)+"))"</text:p>
      <text:p text:style-name="Text_20_body"/>
      <text:p text:style-name="Text_20_body">dispatcher.executeDispatch(document, ".uno:EnterString", "", 0, args7())</text:p>
      <text:p text:style-name="Text_20_body"/>
      <text:p text:style-name="Text_20_body">rem ----------------------------------------------------------------------</text:p>
      <text:p text:style-name="Text_20_body">dim args8(0) as new com.sun.star.beans.PropertyValue</text:p>
      <text:p text:style-name="Text_20_body">args8(0).Name = "ToPoint"</text:p>
      <text:p text:style-name="Text_20_body">args8(0).Value = "$G$4"</text:p>
      <text:p text:style-name="Text_20_body"/>
      <text:p text:style-name="Text_20_body">dispatcher.executeDispatch(document, ".uno:GoToCell", "", 0, args8())</text:p>
      <text:p text:style-name="Text_20_body"/>
      <text:p text:style-name="Text_20_body">rem ----------------------------------------------------------------------</text:p>
      <text:p text:style-name="Text_20_body">dim args9(0) as new com.sun.star.beans.PropertyValue</text:p>
      <text:p text:style-name="Text_20_body">args9(0).Name = "StringName"</text:p>
      <text:p text:style-name="Text_20_body">args9(0).Value = "=If(F4&gt;10;"+CHR$(34)+"Es mayor"+CHR$(34)+";if(F4&lt;10;"+CHR$(34)+"Es menor"+CHR$(34)+";"+CHR$(34)+"Es diez"+CHR$(34)+"))"</text:p>
      <text:p text:style-name="Text_20_body"/>
      <text:p text:style-name="Text_20_body">dispatcher.executeDispatch(document, ".uno:EnterString", "", 0, args9())</text:p>
      <text:p text:style-name="Text_20_body"/>
      <text:p text:style-name="Text_20_body"><text:soft-page-break/>rem ----------------------------------------------------------------------</text:p>
      <text:p text:style-name="Text_20_body">dim args10(0) as new com.sun.star.beans.PropertyValue</text:p>
      <text:p text:style-name="Text_20_body">args10(0).Name = "ToPoint"</text:p>
      <text:p text:style-name="Text_20_body">args10(0).Value = "$G$4"</text:p>
      <text:p text:style-name="Text_20_body"/>
      <text:p text:style-name="Text_20_body">dispatcher.executeDispatch(document, ".uno:GoToCell", "", 0, args10())</text:p>
      <text:p text:style-name="Text_20_body"/>
      <text:p text:style-name="Text_20_body">rem ----------------------------------------------------------------------</text:p>
      <text:p text:style-name="Text_20_body">dim args11(0) as new com.sun.star.beans.PropertyValue</text:p>
      <text:p text:style-name="Text_20_body">args11(0).Name = "StringName"</text:p>
      <text:p text:style-name="Text_20_body">args11(0).Value = "=Si(F4&gt;10;"+CHR$(34)+"Es mayor"+CHR$(34)+";SI(F4&lt;10;"+CHR$(34)+"Es menor"+CHR$(34)+";"+CHR$(34)+"Es diez"+CHR$(34)+"))"</text:p>
      <text:p text:style-name="Text_20_body"/>
      <text:p text:style-name="Text_20_body">dispatcher.executeDispatch(document, ".uno:EnterString", "", 0, args11())</text:p>
      <text:p text:style-name="Text_20_body"/>
      <text:p text:style-name="Text_20_body">rem ----------------------------------------------------------------------</text:p>
      <text:p text:style-name="Text_20_body">dim args12(0) as new com.sun.star.beans.PropertyValue</text:p>
      <text:p text:style-name="Text_20_body">args12(0).Name = "ToPoint"</text:p>
      <text:p text:style-name="Text_20_body">args12(0).Value = "$F$4"</text:p>
      <text:p text:style-name="Text_20_body"/>
      <text:p text:style-name="Text_20_body">dispatcher.executeDispatch(document, ".uno:GoToCell", "", 0, args12())</text:p>
      <text:p text:style-name="Text_20_body"/>
      <text:p text:style-name="Text_20_body"/>
      <text:p text:style-name="Text_20_body">end sub</text:p>
      <text:p text:style-name="Text_20_body"/>
      <text:p text:style-name="Text_20_body"/>
      <text:p text:style-name="Text_20_body">sub Calculadora</text:p>
      <text:p text:style-name="Text_20_body">rem ----------------------------------------------------------------------</text:p>
      <text:p text:style-name="Text_20_body">rem define variables</text:p>
      <text:p text:style-name="Text_20_body">dim document <text:s text:c="2"/>as object</text:p>
      <text:p text:style-name="Text_20_body">dim dispatcher as object</text:p>
      <text:p text:style-name="Text_20_body">rem ----------------------------------------------------------------------</text:p>
      <text:p text:style-name="Text_20_body"><text:soft-page-break/>rem get access to the document</text:p>
      <text:p text:style-name="Text_20_body">document <text:s text:c="2"/>= ThisComponent.CurrentController.Frame</text:p>
      <text:p text:style-name="Text_20_body">dispatcher = createUnoService("com.sun.star.frame.DispatchHelper")</text:p>
      <text:p text:style-name="Text_20_body"/>
      <text:p text:style-name="Text_20_body">rem ----------------------------------------------------------------------</text:p>
      <text:p text:style-name="Text_20_body">dim args1(0) as new com.sun.star.beans.PropertyValue</text:p>
      <text:p text:style-name="Text_20_body">args1(0).Name = "ToPoint"</text:p>
      <text:p text:style-name="Text_20_body">args1(0).Value = "$E$13:$J$13"</text:p>
      <text:p text:style-name="Text_20_body"/>
      <text:p text:style-name="Text_20_body">dispatcher.executeDispatch(document, ".uno:GoToCell", "", 0, args1())</text:p>
      <text:p text:style-name="Text_20_body"/>
      <text:p text:style-name="Text_20_body">rem ----------------------------------------------------------------------</text:p>
      <text:p text:style-name="Text_20_body">dispatcher.executeDispatch(document, ".uno:MergeCells", "", 0, Array())</text:p>
      <text:p text:style-name="Text_20_body"/>
      <text:p text:style-name="Text_20_body">rem ----------------------------------------------------------------------</text:p>
      <text:p text:style-name="Text_20_body">dim args3(0) as new com.sun.star.beans.PropertyValue</text:p>
      <text:p text:style-name="Text_20_body">args3(0).Name = "StringName"</text:p>
      <text:p text:style-name="Text_20_body">args3(0).Value = "Calculadora "</text:p>
      <text:p text:style-name="Text_20_body"/>
      <text:p text:style-name="Text_20_body">dispatcher.executeDispatch(document, ".uno:EnterString", "", 0, args3())</text:p>
      <text:p text:style-name="Text_20_body"/>
      <text:p text:style-name="Text_20_body">rem ----------------------------------------------------------------------</text:p>
      <text:p text:style-name="Text_20_body">dim args4(0) as new com.sun.star.beans.PropertyValue</text:p>
      <text:p text:style-name="Text_20_body">args4(0).Name = "ToPoint"</text:p>
      <text:p text:style-name="Text_20_body">args4(0).Value = "$E$13"</text:p>
      <text:p text:style-name="Text_20_body"/>
      <text:p text:style-name="Text_20_body">dispatcher.executeDispatch(document, ".uno:GoToCell", "", 0, args4())</text:p>
      <text:p text:style-name="Text_20_body"/>
      <text:p text:style-name="Text_20_body">rem ----------------------------------------------------------------------</text:p>
      <text:p text:style-name="Text_20_body">dim args5(0) as new com.sun.star.beans.PropertyValue</text:p>
      <text:p text:style-name="Text_20_body">args5(0).Name = "HorizontalAlignment"</text:p>
      <text:p text:style-name="Text_20_body">args5(0).Value = com.sun.star.table.CellHoriJustify.CENTER</text:p>
      <text:p text:style-name="Text_20_body"><text:soft-page-break/></text:p>
      <text:p text:style-name="Text_20_body">dispatcher.executeDispatch(document, ".uno:HorizontalAlignment", "", 0, args5())</text:p>
      <text:p text:style-name="Text_20_body"/>
      <text:p text:style-name="Text_20_body">rem ----------------------------------------------------------------------</text:p>
      <text:p text:style-name="Text_20_body">dim args6(0) as new com.sun.star.beans.PropertyValue</text:p>
      <text:p text:style-name="Text_20_body">args6(0).Name = "ToPoint"</text:p>
      <text:p text:style-name="Text_20_body">args6(0).Value = "$E$14"</text:p>
      <text:p text:style-name="Text_20_body"/>
      <text:p text:style-name="Text_20_body">dispatcher.executeDispatch(document, ".uno:GoToCell", "", 0, args6())</text:p>
      <text:p text:style-name="Text_20_body"/>
      <text:p text:style-name="Text_20_body">rem ----------------------------------------------------------------------</text:p>
      <text:p text:style-name="Text_20_body">dim args7(0) as new com.sun.star.beans.PropertyValue</text:p>
      <text:p text:style-name="Text_20_body">args7(0).Name = "ToPoint"</text:p>
      <text:p text:style-name="Text_20_body">args7(0).Value = "$E$15"</text:p>
      <text:p text:style-name="Text_20_body"/>
      <text:p text:style-name="Text_20_body">dispatcher.executeDispatch(document, ".uno:GoToCell", "", 0, args7())</text:p>
      <text:p text:style-name="Text_20_body"/>
      <text:p text:style-name="Text_20_body">rem ----------------------------------------------------------------------</text:p>
      <text:p text:style-name="Text_20_body">dim args8(0) as new com.sun.star.beans.PropertyValue</text:p>
      <text:p text:style-name="Text_20_body">args8(0).Name = "StringName"</text:p>
      <text:p text:style-name="Text_20_body">args8(0).Value = "Binario"</text:p>
      <text:p text:style-name="Text_20_body"/>
      <text:p text:style-name="Text_20_body">dispatcher.executeDispatch(document, ".uno:EnterString", "", 0, args8())</text:p>
      <text:p text:style-name="Text_20_body"/>
      <text:p text:style-name="Text_20_body">rem ----------------------------------------------------------------------</text:p>
      <text:p text:style-name="Text_20_body">dim args9(1) as new com.sun.star.beans.PropertyValue</text:p>
      <text:p text:style-name="Text_20_body">args9(0).Name = "By"</text:p>
      <text:p text:style-name="Text_20_body">args9(0).Value = 1</text:p>
      <text:p text:style-name="Text_20_body">args9(1).Name = "Sel"</text:p>
      <text:p text:style-name="Text_20_body">args9(1).Value = false</text:p>
      <text:p text:style-name="Text_20_body"/>
      <text:p text:style-name="Text_20_body">dispatcher.executeDispatch(document, ".uno:GoDown", "", 0, args9())</text:p>
      <text:p text:style-name="Text_20_body"><text:soft-page-break/></text:p>
      <text:p text:style-name="Text_20_body">rem ----------------------------------------------------------------------</text:p>
      <text:p text:style-name="Text_20_body">dim args10(0) as new com.sun.star.beans.PropertyValue</text:p>
      <text:p text:style-name="Text_20_body">args10(0).Name = "StringName"</text:p>
      <text:p text:style-name="Text_20_body">args10(0).Value = "Octal"</text:p>
      <text:p text:style-name="Text_20_body"/>
      <text:p text:style-name="Text_20_body">dispatcher.executeDispatch(document, ".uno:EnterString", "", 0, args10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12(0) as new com.sun.star.beans.PropertyValue</text:p>
      <text:p text:style-name="Text_20_body">args12(0).Name = "StringName"</text:p>
      <text:p text:style-name="Text_20_body">args12(0).Value = "Deimal"</text:p>
      <text:p text:style-name="Text_20_body"/>
      <text:p text:style-name="Text_20_body">dispatcher.executeDispatch(document, ".uno:EnterString", "", 0, args12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rem dispatcher.executeDispatch(document, ".uno:Delete", "", 0, Array())</text:p>
      <text:p text:style-name="Text_20_body"/>
      <text:p text:style-name="Text_20_body">rem ----------------------------------------------------------------------</text:p>
      <text:p text:style-name="Text_20_body">dim args15(0) as new com.sun.star.beans.PropertyValue</text:p>
      <text:p text:style-name="Text_20_body">args15(0).Name = "ToPoint"</text:p>
      <text:p text:style-name="Text_20_body">args15(0).Value = "$E$17"</text:p>
      <text:p text:style-name="Text_20_body"/>
      <text:p text:style-name="Text_20_body">dispatcher.executeDispatch(document, ".uno:GoToCell", "", 0, args15())</text:p>
      <text:p text:style-name="Text_20_body"/>
      <text:p text:style-name="Text_20_body">rem ----------------------------------------------------------------------</text:p>
      <text:p text:style-name="Text_20_body"><text:soft-page-break/>dim args16(0) as new com.sun.star.beans.PropertyValue</text:p>
      <text:p text:style-name="Text_20_body">args16(0).Name = "StringName"</text:p>
      <text:p text:style-name="Text_20_body">args16(0).Value = "Decimal"</text:p>
      <text:p text:style-name="Text_20_body"/>
      <text:p text:style-name="Text_20_body">dispatcher.executeDispatch(document, ".uno:EnterString", "", 0, args16())</text:p>
      <text:p text:style-name="Text_20_body"/>
      <text:p text:style-name="Text_20_body">rem ----------------------------------------------------------------------</text:p>
      <text:p text:style-name="Text_20_body">dim args17(0) as new com.sun.star.beans.PropertyValue</text:p>
      <text:p text:style-name="Text_20_body">args17(0).Name = "ToPoint"</text:p>
      <text:p text:style-name="Text_20_body">args17(0).Value = "$E$18"</text:p>
      <text:p text:style-name="Text_20_body"/>
      <text:p text:style-name="Text_20_body">dispatcher.executeDispatch(document, ".uno:GoToCell", "", 0, args17())</text:p>
      <text:p text:style-name="Text_20_body"/>
      <text:p text:style-name="Text_20_body">rem ----------------------------------------------------------------------</text:p>
      <text:p text:style-name="Text_20_body">dim args18(0) as new com.sun.star.beans.PropertyValue</text:p>
      <text:p text:style-name="Text_20_body">args18(0).Name = "StringName"</text:p>
      <text:p text:style-name="Text_20_body">args18(0).Value = "Hexadecimal"</text:p>
      <text:p text:style-name="Text_20_body"/>
      <text:p text:style-name="Text_20_body">dispatcher.executeDispatch(document, ".uno:EnterString", "", 0, args18())</text:p>
      <text:p text:style-name="Text_20_body"/>
      <text:p text:style-name="Text_20_body">rem ----------------------------------------------------------------------</text:p>
      <text:p text:style-name="Text_20_body">dim args19(0) as new com.sun.star.beans.PropertyValue</text:p>
      <text:p text:style-name="Text_20_body">args19(0).Name = "ToPoint"</text:p>
      <text:p text:style-name="Text_20_body">args19(0).Value = "$F$15"</text:p>
      <text:p text:style-name="Text_20_body"/>
      <text:p text:style-name="Text_20_body">dispatcher.executeDispatch(document, ".uno:GoToCell", "", 0, args19())</text:p>
      <text:p text:style-name="Text_20_body"/>
      <text:p text:style-name="Text_20_body">rem ----------------------------------------------------------------------</text:p>
      <text:p text:style-name="Text_20_body">dim args20(0) as new com.sun.star.beans.PropertyValue</text:p>
      <text:p text:style-name="Text_20_body">args20(0).Name = "ToPoint"</text:p>
      <text:p text:style-name="Text_20_body">args20(0).Value = "$E$15"</text:p>
      <text:p text:style-name="Text_20_body"/>
      <text:p text:style-name="Text_20_body"><text:soft-page-break/>dispatcher.executeDispatch(document, ".uno:GoToCell", "", 0, args20())</text:p>
      <text:p text:style-name="Text_20_body"/>
      <text:p text:style-name="Text_20_body">rem ----------------------------------------------------------------------</text:p>
      <text:p text:style-name="Text_20_body">dim args21(0) as new com.sun.star.beans.PropertyValue</text:p>
      <text:p text:style-name="Text_20_body">args21(0).Name = "ToPoint"</text:p>
      <text:p text:style-name="Text_20_body">args21(0).Value = "$E$15"</text:p>
      <text:p text:style-name="Text_20_body"/>
      <text:p text:style-name="Text_20_body">dispatcher.executeDispatch(document, ".uno:GoToCell", "", 0, args21())</text:p>
      <text:p text:style-name="Text_20_body"/>
      <text:p text:style-name="Text_20_body">rem ----------------------------------------------------------------------</text:p>
      <text:p text:style-name="Text_20_body">dim args22(0) as new com.sun.star.beans.PropertyValue</text:p>
      <text:p text:style-name="Text_20_body">args22(0).Name = "StringName"</text:p>
      <text:p text:style-name="Text_20_body">args22(0).Value = "Binari"</text:p>
      <text:p text:style-name="Text_20_body"/>
      <text:p text:style-name="Text_20_body">dispatcher.executeDispatch(document, ".uno:EnterString", "", 0, args22())</text:p>
      <text:p text:style-name="Text_20_body"/>
      <text:p text:style-name="Text_20_body">rem ----------------------------------------------------------------------</text:p>
      <text:p text:style-name="Text_20_body">dim args23(0) as new com.sun.star.beans.PropertyValue</text:p>
      <text:p text:style-name="Text_20_body">args23(0).Name = "ToPoint"</text:p>
      <text:p text:style-name="Text_20_body">args23(0).Value = "$G$14"</text:p>
      <text:p text:style-name="Text_20_body"/>
      <text:p text:style-name="Text_20_body">dispatcher.executeDispatch(document, ".uno:GoToCell", "", 0, args23())</text:p>
      <text:p text:style-name="Text_20_body"/>
      <text:p text:style-name="Text_20_body">rem ----------------------------------------------------------------------</text:p>
      <text:p text:style-name="Text_20_body">dim args24(0) as new com.sun.star.beans.PropertyValue</text:p>
      <text:p text:style-name="Text_20_body">args24(0).Name = "StringName"</text:p>
      <text:p text:style-name="Text_20_body">args24(0).Value = "Binari"</text:p>
      <text:p text:style-name="Text_20_body"/>
      <text:p text:style-name="Text_20_body">dispatcher.executeDispatch(document, ".uno:EnterString", "", 0, args24())</text:p>
      <text:p text:style-name="Text_20_body"/>
      <text:p text:style-name="Text_20_body">rem ----------------------------------------------------------------------</text:p>
      <text:p text:style-name="Text_20_body">dim args25(0) as new com.sun.star.beans.PropertyValue</text:p>
      <text:p text:style-name="Text_20_body"><text:soft-page-break/>args25(0).Name = "ToPoint"</text:p>
      <text:p text:style-name="Text_20_body">args25(0).Value = "$H$14"</text:p>
      <text:p text:style-name="Text_20_body"/>
      <text:p text:style-name="Text_20_body">dispatcher.executeDispatch(document, ".uno:GoToCell", "", 0, args25())</text:p>
      <text:p text:style-name="Text_20_body"/>
      <text:p text:style-name="Text_20_body">rem ----------------------------------------------------------------------</text:p>
      <text:p text:style-name="Text_20_body">dim args26(0) as new com.sun.star.beans.PropertyValue</text:p>
      <text:p text:style-name="Text_20_body">args26(0).Name = "StringName"</text:p>
      <text:p text:style-name="Text_20_body">args26(0).Value = "Octal"</text:p>
      <text:p text:style-name="Text_20_body"/>
      <text:p text:style-name="Text_20_body">dispatcher.executeDispatch(document, ".uno:EnterString", "", 0, args26())</text:p>
      <text:p text:style-name="Text_20_body"/>
      <text:p text:style-name="Text_20_body">rem ----------------------------------------------------------------------</text:p>
      <text:p text:style-name="Text_20_body">dim args27(0) as new com.sun.star.beans.PropertyValue</text:p>
      <text:p text:style-name="Text_20_body">args27(0).Name = "ToPoint"</text:p>
      <text:p text:style-name="Text_20_body">args27(0).Value = "$I$14"</text:p>
      <text:p text:style-name="Text_20_body"/>
      <text:p text:style-name="Text_20_body">dispatcher.executeDispatch(document, ".uno:GoToCell", "", 0, args27())</text:p>
      <text:p text:style-name="Text_20_body"/>
      <text:p text:style-name="Text_20_body">rem ----------------------------------------------------------------------</text:p>
      <text:p text:style-name="Text_20_body">dim args28(0) as new com.sun.star.beans.PropertyValue</text:p>
      <text:p text:style-name="Text_20_body">args28(0).Name = "StringName"</text:p>
      <text:p text:style-name="Text_20_body">args28(0).Value = "Decimal"</text:p>
      <text:p text:style-name="Text_20_body"/>
      <text:p text:style-name="Text_20_body">dispatcher.executeDispatch(document, ".uno:EnterString", "", 0, args28())</text:p>
      <text:p text:style-name="Text_20_body"/>
      <text:p text:style-name="Text_20_body">rem ----------------------------------------------------------------------</text:p>
      <text:p text:style-name="Text_20_body">dim args29(0) as new com.sun.star.beans.PropertyValue</text:p>
      <text:p text:style-name="Text_20_body">args29(0).Name = "ToPoint"</text:p>
      <text:p text:style-name="Text_20_body">args29(0).Value = "$E$13"</text:p>
      <text:p text:style-name="Text_20_body"/>
      <text:p text:style-name="Text_20_body">dispatcher.executeDispatch(document, ".uno:GoToCell", "", 0, args29())</text:p>
      <text:p text:style-name="Text_20_body"><text:soft-page-break/></text:p>
      <text:p text:style-name="Text_20_body">rem ----------------------------------------------------------------------</text:p>
      <text:p text:style-name="Text_20_body">dim args30(0) as new com.sun.star.beans.PropertyValue</text:p>
      <text:p text:style-name="Text_20_body">args30(0).Name = "ToPoint"</text:p>
      <text:p text:style-name="Text_20_body">args30(0).Value = "$J$14"</text:p>
      <text:p text:style-name="Text_20_body"/>
      <text:p text:style-name="Text_20_body">dispatcher.executeDispatch(document, ".uno:GoToCell", "", 0, args30())</text:p>
      <text:p text:style-name="Text_20_body"/>
      <text:p text:style-name="Text_20_body">rem ----------------------------------------------------------------------</text:p>
      <text:p text:style-name="Text_20_body">dim args31(0) as new com.sun.star.beans.PropertyValue</text:p>
      <text:p text:style-name="Text_20_body">args31(0).Name = "StringName"</text:p>
      <text:p text:style-name="Text_20_body">args31(0).Value = "Hexadecimal"</text:p>
      <text:p text:style-name="Text_20_body"/>
      <text:p text:style-name="Text_20_body">dispatcher.executeDispatch(document, ".uno:EnterString", "", 0, args31())</text:p>
      <text:p text:style-name="Text_20_body"/>
      <text:p text:style-name="Text_20_body">rem ----------------------------------------------------------------------</text:p>
      <text:p text:style-name="Text_20_body">dim args32(0) as new com.sun.star.beans.PropertyValue</text:p>
      <text:p text:style-name="Text_20_body">args32(0).Name = "ToPoint"</text:p>
      <text:p text:style-name="Text_20_body">args32(0).Value = "$F$15"</text:p>
      <text:p text:style-name="Text_20_body"/>
      <text:p text:style-name="Text_20_body">dispatcher.executeDispatch(document, ".uno:GoToCell", "", 0, args32())</text:p>
      <text:p text:style-name="Text_20_body"/>
      <text:p text:style-name="Text_20_body">rem ----------------------------------------------------------------------</text:p>
      <text:p text:style-name="Text_20_body">dim args33(0) as new com.sun.star.beans.PropertyValue</text:p>
      <text:p text:style-name="Text_20_body">args33(0).Name = "StringName"</text:p>
      <text:p text:style-name="Text_20_body">args33(0).Value = "101"</text:p>
      <text:p text:style-name="Text_20_body"/>
      <text:p text:style-name="Text_20_body">dispatcher.executeDispatch(document, ".uno:EnterString", "", 0, args33())</text:p>
      <text:p text:style-name="Text_20_body"/>
      <text:p text:style-name="Text_20_body">rem ----------------------------------------------------------------------</text:p>
      <text:p text:style-name="Text_20_body">dim args34(0) as new com.sun.star.beans.PropertyValue</text:p>
      <text:p text:style-name="Text_20_body">args34(0).Name = "ToPoint"</text:p>
      <text:p text:style-name="Text_20_body"><text:soft-page-break/>args34(0).Value = "$G$15"</text:p>
      <text:p text:style-name="Text_20_body"/>
      <text:p text:style-name="Text_20_body">dispatcher.executeDispatch(document, ".uno:GoToCell", "", 0, args34())</text:p>
      <text:p text:style-name="Text_20_body"/>
      <text:p text:style-name="Text_20_body">rem ----------------------------------------------------------------------</text:p>
      <text:p text:style-name="Text_20_body">dim args35(0) as new com.sun.star.beans.PropertyValue</text:p>
      <text:p text:style-name="Text_20_body">args35(0).Name = "ToPoint"</text:p>
      <text:p text:style-name="Text_20_body">args35(0).Value = "$G$15"</text:p>
      <text:p text:style-name="Text_20_body"/>
      <text:p text:style-name="Text_20_body">dispatcher.executeDispatch(document, ".uno:GoToCell", "", 0, args35())</text:p>
      <text:p text:style-name="Text_20_body"/>
      <text:p text:style-name="Text_20_body">rem ----------------------------------------------------------------------</text:p>
      <text:p text:style-name="Text_20_body">dim args36(0) as new com.sun.star.beans.PropertyValue</text:p>
      <text:p text:style-name="Text_20_body">args36(0).Name = "StringName"</text:p>
      <text:p text:style-name="Text_20_body">args36(0).Value = "=F15"</text:p>
      <text:p text:style-name="Text_20_body"/>
      <text:p text:style-name="Text_20_body">dispatcher.executeDispatch(document, ".uno:EnterString", "", 0, args36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38(0) as new com.sun.star.beans.PropertyValue</text:p>
      <text:p text:style-name="Text_20_body">args38(0).Name = "ToPoint"</text:p>
      <text:p text:style-name="Text_20_body">args38(0).Value = "$H$16"</text:p>
      <text:p text:style-name="Text_20_body"/>
      <text:p text:style-name="Text_20_body">dispatcher.executeDispatch(document, ".uno:GoToCell", "", 0, args38())</text:p>
      <text:p text:style-name="Text_20_body"/>
      <text:p text:style-name="Text_20_body">rem ----------------------------------------------------------------------</text:p>
      <text:p text:style-name="Text_20_body">dim args39(0) as new com.sun.star.beans.PropertyValue</text:p>
      <text:p text:style-name="Text_20_body">args39(0).Name = "ToPoint"</text:p>
      <text:p text:style-name="Text_20_body">args39(0).Value = "$H$15"</text:p>
      <text:p text:style-name="Text_20_body"><text:soft-page-break/></text:p>
      <text:p text:style-name="Text_20_body">dispatcher.executeDispatch(document, ".uno:GoToCell", "", 0, args39())</text:p>
      <text:p text:style-name="Text_20_body"/>
      <text:p text:style-name="Text_20_body">rem ----------------------------------------------------------------------</text:p>
      <text:p text:style-name="Text_20_body">dim args40(0) as new com.sun.star.beans.PropertyValue</text:p>
      <text:p text:style-name="Text_20_body">args40(0).Name = "StringName"</text:p>
      <text:p text:style-name="Text_20_body">args40(0).Value = "=BINAOCT(F15;4"</text:p>
      <text:p text:style-name="Text_20_body"/>
      <text:p text:style-name="Text_20_body">dispatcher.executeDispatch(document, ".uno:EnterString", "", 0, args40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42(0) as new com.sun.star.beans.PropertyValue</text:p>
      <text:p text:style-name="Text_20_body">args42(0).Name = "ToPoint"</text:p>
      <text:p text:style-name="Text_20_body">args42(0).Value = "$I$15"</text:p>
      <text:p text:style-name="Text_20_body"/>
      <text:p text:style-name="Text_20_body">dispatcher.executeDispatch(document, ".uno:GoToCell", "", 0, args42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44(0) as new com.sun.star.beans.PropertyValue</text:p>
      <text:p text:style-name="Text_20_body">args44(0).Name = "ToPoint"</text:p>
      <text:p text:style-name="Text_20_body">args44(0).Value = "$J$15"</text:p>
      <text:p text:style-name="Text_20_body"/>
      <text:p text:style-name="Text_20_body">dispatcher.executeDispatch(document, ".uno:GoToCell", "", 0, args44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><text:soft-page-break/></text:p>
      <text:p text:style-name="Text_20_body">rem ----------------------------------------------------------------------</text:p>
      <text:p text:style-name="Text_20_body">dim args46(0) as new com.sun.star.beans.PropertyValue</text:p>
      <text:p text:style-name="Text_20_body">args46(0).Name = "ToPoint"</text:p>
      <text:p text:style-name="Text_20_body">args46(0).Value = "$F$16"</text:p>
      <text:p text:style-name="Text_20_body"/>
      <text:p text:style-name="Text_20_body">dispatcher.executeDispatch(document, ".uno:GoToCell", "", 0, args46())</text:p>
      <text:p text:style-name="Text_20_body"/>
      <text:p text:style-name="Text_20_body">rem ----------------------------------------------------------------------</text:p>
      <text:p text:style-name="Text_20_body">dim args47(0) as new com.sun.star.beans.PropertyValue</text:p>
      <text:p text:style-name="Text_20_body">args47(0).Name = "StringName"</text:p>
      <text:p text:style-name="Text_20_body">args47(0).Value = ""</text:p>
      <text:p text:style-name="Text_20_body"/>
      <text:p text:style-name="Text_20_body">dispatcher.executeDispatch(document, ".uno:EnterString", "", 0, args47())</text:p>
      <text:p text:style-name="Text_20_body"/>
      <text:p text:style-name="Text_20_body">rem ----------------------------------------------------------------------</text:p>
      <text:p text:style-name="Text_20_body">dim args48(0) as new com.sun.star.beans.PropertyValue</text:p>
      <text:p text:style-name="Text_20_body">args48(0).Name = "ToPoint"</text:p>
      <text:p text:style-name="Text_20_body">args48(0).Value = "$G$16"</text:p>
      <text:p text:style-name="Text_20_body"/>
      <text:p text:style-name="Text_20_body">dispatcher.executeDispatch(document, ".uno:GoToCell", "", 0, args48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50(0) as new com.sun.star.beans.PropertyValue</text:p>
      <text:p text:style-name="Text_20_body">args50(0).Name = "ToPoint"</text:p>
      <text:p text:style-name="Text_20_body">args50(0).Value = "$H$16"</text:p>
      <text:p text:style-name="Text_20_body"/>
      <text:p text:style-name="Text_20_body">dispatcher.executeDispatch(document, ".uno:GoToCell", "", 0, args50())</text:p>
      <text:p text:style-name="Text_20_body"/>
      <text:p text:style-name="Text_20_body"><text:soft-page-break/>rem ----------------------------------------------------------------------</text:p>
      <text:p text:style-name="Text_20_body">dim args51(0) as new com.sun.star.beans.PropertyValue</text:p>
      <text:p text:style-name="Text_20_body">args51(0).Name = "StringName"</text:p>
      <text:p text:style-name="Text_20_body">args51(0).Value = "=F16"</text:p>
      <text:p text:style-name="Text_20_body"/>
      <text:p text:style-name="Text_20_body">dispatcher.executeDispatch(document, ".uno:EnterString", "", 0, args51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53(0) as new com.sun.star.beans.PropertyValue</text:p>
      <text:p text:style-name="Text_20_body">args53(0).Name = "ToPoint"</text:p>
      <text:p text:style-name="Text_20_body">args53(0).Value = "$I$16"</text:p>
      <text:p text:style-name="Text_20_body"/>
      <text:p text:style-name="Text_20_body">dispatcher.executeDispatch(document, ".uno:GoToCell", "", 0, args53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55(0) as new com.sun.star.beans.PropertyValue</text:p>
      <text:p text:style-name="Text_20_body">args55(0).Name = "ToPoint"</text:p>
      <text:p text:style-name="Text_20_body">args55(0).Value = "$J$16"</text:p>
      <text:p text:style-name="Text_20_body"/>
      <text:p text:style-name="Text_20_body">dispatcher.executeDispatch(document, ".uno:GoToCell", "", 0, args55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57(0) as new com.sun.star.beans.PropertyValue</text:p>
      <text:p text:style-name="Text_20_body"><text:soft-page-break/>args57(0).Name = "ToPoint"</text:p>
      <text:p text:style-name="Text_20_body">args57(0).Value = "$F$17"</text:p>
      <text:p text:style-name="Text_20_body"/>
      <text:p text:style-name="Text_20_body">dispatcher.executeDispatch(document, ".uno:GoToCell", "", 0, args57())</text:p>
      <text:p text:style-name="Text_20_body"/>
      <text:p text:style-name="Text_20_body">rem ----------------------------------------------------------------------</text:p>
      <text:p text:style-name="Text_20_body">dim args58(0) as new com.sun.star.beans.PropertyValue</text:p>
      <text:p text:style-name="Text_20_body">args58(0).Name = "ToPoint"</text:p>
      <text:p text:style-name="Text_20_body">args58(0).Value = "$G$17"</text:p>
      <text:p text:style-name="Text_20_body"/>
      <text:p text:style-name="Text_20_body">dispatcher.executeDispatch(document, ".uno:GoToCell", "", 0, args58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60(0) as new com.sun.star.beans.PropertyValue</text:p>
      <text:p text:style-name="Text_20_body">args60(0).Name = "ToPoint"</text:p>
      <text:p text:style-name="Text_20_body">args60(0).Value = "$H$17"</text:p>
      <text:p text:style-name="Text_20_body"/>
      <text:p text:style-name="Text_20_body">dispatcher.executeDispatch(document, ".uno:GoToCell", "", 0, args60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62(0) as new com.sun.star.beans.PropertyValue</text:p>
      <text:p text:style-name="Text_20_body">args62(0).Name = "ToPoint"</text:p>
      <text:p text:style-name="Text_20_body">args62(0).Value = "$I$17"</text:p>
      <text:p text:style-name="Text_20_body"/>
      <text:p text:style-name="Text_20_body">dispatcher.executeDispatch(document, ".uno:GoToCell", "", 0, args62())</text:p>
      <text:p text:style-name="Text_20_body"/>
      <text:p text:style-name="Text_20_body"><text:soft-page-break/>rem ----------------------------------------------------------------------</text:p>
      <text:p text:style-name="Text_20_body">dim args63(0) as new com.sun.star.beans.PropertyValue</text:p>
      <text:p text:style-name="Text_20_body">args63(0).Name = "StringName"</text:p>
      <text:p text:style-name="Text_20_body">args63(0).Value = "=F17"</text:p>
      <text:p text:style-name="Text_20_body"/>
      <text:p text:style-name="Text_20_body">dispatcher.executeDispatch(document, ".uno:EnterString", "", 0, args63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65(0) as new com.sun.star.beans.PropertyValue</text:p>
      <text:p text:style-name="Text_20_body">args65(0).Name = "ToPoint"</text:p>
      <text:p text:style-name="Text_20_body">args65(0).Value = "$J$17"</text:p>
      <text:p text:style-name="Text_20_body"/>
      <text:p text:style-name="Text_20_body">dispatcher.executeDispatch(document, ".uno:GoToCell", "", 0, args65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67(0) as new com.sun.star.beans.PropertyValue</text:p>
      <text:p text:style-name="Text_20_body">args67(0).Name = "ToPoint"</text:p>
      <text:p text:style-name="Text_20_body">args67(0).Value = "$F$18"</text:p>
      <text:p text:style-name="Text_20_body"/>
      <text:p text:style-name="Text_20_body">dispatcher.executeDispatch(document, ".uno:GoToCell", "", 0, args67())</text:p>
      <text:p text:style-name="Text_20_body"/>
      <text:p text:style-name="Text_20_body">rem ----------------------------------------------------------------------</text:p>
      <text:p text:style-name="Text_20_body">dim args68(0) as new com.sun.star.beans.PropertyValue</text:p>
      <text:p text:style-name="Text_20_body">args68(0).Name = "ToPoint"</text:p>
      <text:p text:style-name="Text_20_body">args68(0).Value = "$G$18"</text:p>
      <text:p text:style-name="Text_20_body"/>
      <text:p text:style-name="Text_20_body"><text:soft-page-break/>dispatcher.executeDispatch(document, ".uno:GoToCell", "", 0, args68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70(0) as new com.sun.star.beans.PropertyValue</text:p>
      <text:p text:style-name="Text_20_body">args70(0).Name = "ToPoint"</text:p>
      <text:p text:style-name="Text_20_body">args70(0).Value = "$H$18"</text:p>
      <text:p text:style-name="Text_20_body"/>
      <text:p text:style-name="Text_20_body">dispatcher.executeDispatch(document, ".uno:GoToCell", "", 0, args70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72(0) as new com.sun.star.beans.PropertyValue</text:p>
      <text:p text:style-name="Text_20_body">args72(0).Name = "ToPoint"</text:p>
      <text:p text:style-name="Text_20_body">args72(0).Value = "$I$18"</text:p>
      <text:p text:style-name="Text_20_body"/>
      <text:p text:style-name="Text_20_body">dispatcher.executeDispatch(document, ".uno:GoToCell", "", 0, args72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74(0) as new com.sun.star.beans.PropertyValue</text:p>
      <text:p text:style-name="Text_20_body">args74(0).Name = "ToPoint"</text:p>
      <text:p text:style-name="Text_20_body">args74(0).Value = "$J$18"</text:p>
      <text:p text:style-name="Text_20_body"/>
      <text:p text:style-name="Text_20_body">dispatcher.executeDispatch(document, ".uno:GoToCell", "", 0, args74())</text:p>
      <text:p text:style-name="Text_20_body"/>
      <text:p text:style-name="Text_20_body"><text:soft-page-break/>rem ----------------------------------------------------------------------</text:p>
      <text:p text:style-name="Text_20_body">dim args75(0) as new com.sun.star.beans.PropertyValue</text:p>
      <text:p text:style-name="Text_20_body">args75(0).Name = "StringName"</text:p>
      <text:p text:style-name="Text_20_body">args75(0).Value = "=F18"</text:p>
      <text:p text:style-name="Text_20_body"/>
      <text:p text:style-name="Text_20_body">dispatcher.executeDispatch(document, ".uno:EnterString", "", 0, args75())</text:p>
      <text:p text:style-name="Text_20_body"/>
      <text:p text:style-name="Text_20_body">rem ----------------------------------------------------------------------</text:p>
      <text:p text:style-name="Text_20_body">dispatcher.executeDispatch(document, ".uno:JumpToNextCell", "", 0, Array())</text:p>
      <text:p text:style-name="Text_20_body"/>
      <text:p text:style-name="Text_20_body">rem ----------------------------------------------------------------------</text:p>
      <text:p text:style-name="Text_20_body">dim args77(0) as new com.sun.star.beans.PropertyValue</text:p>
      <text:p text:style-name="Text_20_body">args77(0).Name = "ToPoint"</text:p>
      <text:p text:style-name="Text_20_body">args77(0).Value = "$F$15"</text:p>
      <text:p text:style-name="Text_20_body"/>
      <text:p text:style-name="Text_20_body">dispatcher.executeDispatch(document, ".uno:GoToCell", "", 0, args77())</text:p>
      <text:p text:style-name="Text_20_body"/>
      <text:p text:style-name="Text_20_body">rem ----------------------------------------------------------------------</text:p>
      <text:p text:style-name="Text_20_body">dispatcher.executeDispatch(document, ".uno:ClearContents", "", 0, Array())</text:p>
      <text:p text:style-name="Text_20_body"/>
      <text:p text:style-name="Text_20_body">rem ----------------------------------------------------------------------</text:p>
      <text:p text:style-name="Text_20_body">dim args79(0) as new com.sun.star.beans.PropertyValue</text:p>
      <text:p text:style-name="Text_20_body">args79(0).Name = "ToPoint"</text:p>
      <text:p text:style-name="Text_20_body">args79(0).Value = "$G$20"</text:p>
      <text:p text:style-name="Text_20_body"/>
      <text:p text:style-name="Text_20_body">dispatcher.executeDispatch(document, ".uno:GoToCell", "", 0, args79())</text:p>
      <text:p text:style-name="Text_20_body"/>
      <text:p text:style-name="Text_20_body">rem ----------------------------------------------------------------------</text:p>
      <text:p text:style-name="Text_20_body">dim args80(0) as new com.sun.star.beans.PropertyValue</text:p>
      <text:p text:style-name="Text_20_body">args80(0).Name = "ToPoint"</text:p>
      <text:p text:style-name="Text_20_body">args80(0).Value = "$G$15:$J$18"</text:p>
      <text:p text:style-name="Text_20_body"/>
      <text:p text:style-name="Text_20_body"><text:soft-page-break/>dispatcher.executeDispatch(document, ".uno:GoToCell", "", 0, args80())</text:p>
      <text:p text:style-name="Text_20_body"/>
      <text:p text:style-name="Text_20_body">rem ----------------------------------------------------------------------</text:p>
      <text:p text:style-name="Text_20_body">dim args81(0) as new com.sun.star.beans.PropertyValue</text:p>
      <text:p text:style-name="Text_20_body">args81(0).Name = "HorizontalAlignment"</text:p>
      <text:p text:style-name="Text_20_body">args81(0).Value = com.sun.star.table.CellHoriJustify.CENTER</text:p>
      <text:p text:style-name="Text_20_body"/>
      <text:p text:style-name="Text_20_body">dispatcher.executeDispatch(document, ".uno:HorizontalAlignment", "", 0, args81())</text:p>
      <text:p text:style-name="Text_20_body"/>
      <text:p text:style-name="Text_20_body">rem ----------------------------------------------------------------------</text:p>
      <text:p text:style-name="Text_20_body">dim args82(0) as new com.sun.star.beans.PropertyValue</text:p>
      <text:p text:style-name="Text_20_body">args82(0).Name = "ToPoint"</text:p>
      <text:p text:style-name="Text_20_body">args82(0).Value = "$E$13"</text:p>
      <text:p text:style-name="Text_20_body"/>
      <text:p text:style-name="Text_20_body">dispatcher.executeDispatch(document, ".uno:GoToCell", "", 0, args82())</text:p>
      <text:p text:style-name="Text_20_body"/>
      <text:p text:style-name="Text_20_body"/>
      <text:p text:style-name="Text_20_body">end sub</text:p>
      <text:p text:style-name="Text_20_body"/>
      <text:p text:style-name="Text_20_body"/>
      <text:p text:style-name="Text_20_body">sub Parell_Senar</text:p>
      <text:p text:style-name="Text_20_body">rem ----------------------------------------------------------------------</text:p>
      <text:p text:style-name="Text_20_body">rem define variables</text:p>
      <text:p text:style-name="Text_20_body">dim document <text:s text:c="2"/>as object</text:p>
      <text:p text:style-name="Text_20_body">dim dispatcher as object</text:p>
      <text:p text:style-name="Text_20_body">rem ----------------------------------------------------------------------</text:p>
      <text:p text:style-name="Text_20_body">rem get access to the document</text:p>
      <text:p text:style-name="Text_20_body">document <text:s text:c="2"/>= ThisComponent.CurrentController.Frame</text:p>
      <text:p text:style-name="Text_20_body">dispatcher = createUnoService("com.sun.star.frame.DispatchHelper")</text:p>
      <text:p text:style-name="Text_20_body"/>
      <text:p text:style-name="Text_20_body">rem ----------------------------------------------------------------------</text:p>
      <text:p text:style-name="Text_20_body">dim args1(0) as new com.sun.star.beans.PropertyValue</text:p>
      <text:p text:style-name="Text_20_body"><text:soft-page-break/>args1(0).Name = "StringName"</text:p>
      <text:p text:style-name="Text_20_body">args1(0).Value = "Senar Parell"</text:p>
      <text:p text:style-name="Text_20_body"/>
      <text:p text:style-name="Text_20_body">dispatcher.executeDispatch(document, ".uno:EnterString", "", 0, args1())</text:p>
      <text:p text:style-name="Text_20_body"/>
      <text:p text:style-name="Text_20_body">rem ----------------------------------------------------------------------</text:p>
      <text:p text:style-name="Text_20_body">dim args2(0) as new com.sun.star.beans.PropertyValue</text:p>
      <text:p text:style-name="Text_20_body">args2(0).Name = "ToPoint"</text:p>
      <text:p text:style-name="Text_20_body">args2(0).Value = "$I$4"</text:p>
      <text:p text:style-name="Text_20_body"/>
      <text:p text:style-name="Text_20_body">dispatcher.executeDispatch(document, ".uno:GoToCell", "", 0, args2())</text:p>
      <text:p text:style-name="Text_20_body"/>
      <text:p text:style-name="Text_20_body">rem ----------------------------------------------------------------------</text:p>
      <text:p text:style-name="Text_20_body">dispatcher.executeDispatch(document, ".uno:Paste", "", 0, Array())</text:p>
      <text:p text:style-name="Text_20_body"/>
      <text:p text:style-name="Text_20_body">rem ----------------------------------------------------------------------</text:p>
      <text:p text:style-name="Text_20_body">dim args4(0) as new com.sun.star.beans.PropertyValue</text:p>
      <text:p text:style-name="Text_20_body">args4(0).Name = "ToPoint"</text:p>
      <text:p text:style-name="Text_20_body">args4(0).Value = "$H$4"</text:p>
      <text:p text:style-name="Text_20_body"/>
      <text:p text:style-name="Text_20_body">dispatcher.executeDispatch(document, ".uno:GoToCell", "", 0, args4())</text:p>
      <text:p text:style-name="Text_20_body"/>
      <text:p text:style-name="Text_20_body">rem ----------------------------------------------------------------------</text:p>
      <text:p text:style-name="Text_20_body">dim args5(0) as new com.sun.star.beans.PropertyValue</text:p>
      <text:p text:style-name="Text_20_body">args5(0).Name = "ToPoint"</text:p>
      <text:p text:style-name="Text_20_body">args5(0).Value = "$H$3:$J$4"</text:p>
      <text:p text:style-name="Text_20_body"/>
      <text:p text:style-name="Text_20_body">dispatcher.executeDispatch(document, ".uno:GoToCell", "", 0, args5())</text:p>
      <text:p text:style-name="Text_20_body"/>
      <text:p text:style-name="Text_20_body">rem ----------------------------------------------------------------------</text:p>
      <text:p text:style-name="Text_20_body">dim args6(12) as new com.sun.star.beans.PropertyValue</text:p>
      <text:p text:style-name="Text_20_body">args6(0).Name = "OuterBorder.LeftBorder"</text:p>
      <text:p text:style-name="Text_20_body"><text:soft-page-break/>args6(0).Value = Array(0,0,26,0,0,26)</text:p>
      <text:p text:style-name="Text_20_body">args6(1).Name = "OuterBorder.LeftDistance"</text:p>
      <text:p text:style-name="Text_20_body">args6(1).Value = 0</text:p>
      <text:p text:style-name="Text_20_body">args6(2).Name = "OuterBorder.RightBorder"</text:p>
      <text:p text:style-name="Text_20_body">args6(2).Value = Array(0,0,26,0,0,26)</text:p>
      <text:p text:style-name="Text_20_body">args6(3).Name = "OuterBorder.RightDistance"</text:p>
      <text:p text:style-name="Text_20_body">args6(3).Value = 0</text:p>
      <text:p text:style-name="Text_20_body">args6(4).Name = "OuterBorder.TopBorder"</text:p>
      <text:p text:style-name="Text_20_body">args6(4).Value = Array(0,0,26,0,0,26)</text:p>
      <text:p text:style-name="Text_20_body">args6(5).Name = "OuterBorder.TopDistance"</text:p>
      <text:p text:style-name="Text_20_body">args6(5).Value = 0</text:p>
      <text:p text:style-name="Text_20_body">args6(6).Name = "OuterBorder.BottomBorder"</text:p>
      <text:p text:style-name="Text_20_body">args6(6).Value = Array(0,0,26,0,0,26)</text:p>
      <text:p text:style-name="Text_20_body">args6(7).Name = "OuterBorder.BottomDistance"</text:p>
      <text:p text:style-name="Text_20_body">args6(7).Value = 0</text:p>
      <text:p text:style-name="Text_20_body">args6(8).Name = "InnerBorder.Horizontal"</text:p>
      <text:p text:style-name="Text_20_body">args6(8).Value = Array(0,0,26,0,0,26)</text:p>
      <text:p text:style-name="Text_20_body">args6(9).Name = "InnerBorder.Vertical"</text:p>
      <text:p text:style-name="Text_20_body">args6(9).Value = Array(0,0,0,0,0,0)</text:p>
      <text:p text:style-name="Text_20_body">args6(10).Name = "InnerBorder.Flags"</text:p>
      <text:p text:style-name="Text_20_body">args6(10).Value = 0</text:p>
      <text:p text:style-name="Text_20_body">args6(11).Name = "InnerBorder.ValidFlags"</text:p>
      <text:p text:style-name="Text_20_body">args6(11).Value = 95</text:p>
      <text:p text:style-name="Text_20_body">args6(12).Name = "InnerBorder.DefaultDistance"</text:p>
      <text:p text:style-name="Text_20_body">args6(12).Value = 0</text:p>
      <text:p text:style-name="Text_20_body"/>
      <text:p text:style-name="Text_20_body">dispatcher.executeDispatch(document, ".uno:SetBorderStyle", "", 0, args6())</text:p>
      <text:p text:style-name="Text_20_body"/>
      <text:p text:style-name="Text_20_body">rem ----------------------------------------------------------------------</text:p>
      <text:p text:style-name="Text_20_body">dim args7(0) as new com.sun.star.beans.PropertyValue</text:p>
      <text:p text:style-name="Text_20_body">args7(0).Name = "ToPoint"</text:p>
      <text:p text:style-name="Text_20_body">args7(0).Value = "$I$8"</text:p>
      <text:p text:style-name="Text_20_body"><text:soft-page-break/></text:p>
      <text:p text:style-name="Text_20_body">dispatcher.executeDispatch(document, ".uno:GoToCell", "", 0, args7())</text:p>
      <text:p text:style-name="Text_20_body"/>
      <text:p text:style-name="Text_20_body"/>
      <text:p text:style-name="Text_20_body">end su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1pt" fo:font-style="italic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48:09.790109784</meta:creation-date>
    <dc:date>2023-02-20T09:56:48.015943994</dc:date>
    <meta:editing-duration>PT7M37S</meta:editing-duration>
    <meta:editing-cycles>2</meta:editing-cycles>
    <meta:generator>LibreOffice/7.4.4.2$Linux_X86_64 LibreOffice_project/40$Build-2</meta:generator>
    <meta:document-statistic meta:table-count="0" meta:image-count="0" meta:object-count="0" meta:page-count="58" meta:paragraph-count="1520" meta:word-count="5375" meta:character-count="76772" meta:non-whitespace-character-count="72872"/>
  </office:meta>
</office:document-meta>
</file>